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17.8mm"/>
    </style:style>
    <style:style style:name="co15" style:family="table-column">
      <style:table-column-properties fo:break-before="auto" style:column-width="15.86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21.41mm"/>
    </style:style>
    <style:style style:name="co18" style:family="table-column">
      <style:table-column-properties fo:break-before="auto" style:column-width="22.24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0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3" style:family="table-cell" style:parent-style-name="Default">
      <style:map style:condition="cell-content()=&quot;&quot;" style:apply-style-name="Cellule_20_invalide" style:base-cell-address="Feuille1.A19"/>
    </style:style>
    <style:style style:name="ce24" style:family="table-cell" style:parent-style-name="Default">
      <style:map style:condition="cell-content()=&quot;&quot;" style:apply-style-name="Cellule_20_invalide" style:base-cell-address="Feuille1.C20"/>
    </style:style>
    <style:style style:name="ce26" style:family="table-cell" style:parent-style-name="Default">
      <style:map style:condition="cell-content()=&quot;&quot;" style:apply-style-name="Cellule_20_invalide" style:base-cell-address="Feuille1.A2"/>
    </style:style>
    <style:style style:name="ce29" style:family="table-cell" style:parent-style-name="Default">
      <style:map style:condition="cell-content()=&quot;&quot;" style:apply-style-name="Cellule_20_invalide" style:base-cell-address="Feuille1.C68"/>
    </style:style>
    <style:style style:name="ce32" style:family="table-cell" style:parent-style-name="Default">
      <style:map style:condition="cell-content()=&quot;&quot;" style:apply-style-name="Cellule_20_invalide" style:base-cell-address="Feuille1.C69"/>
    </style:style>
    <style:style style:name="ce41" style:family="table-cell" style:parent-style-name="Default">
      <style:map style:condition="cell-content()=&quot;&quot;" style:apply-style-name="Cellule_20_invalide" style:base-cell-address="Feuille1.A70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2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8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0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]=0)" style:apply-style-name="Cellule_20_grisée" style:base-cell-address="Feuille1.G5"/>
      <style:map style:condition="is-true-formula(AND([.F5]&lt;&gt;0;[.G5]=&quot;&quot;))" style:apply-style-name="Cellule_20_invalide" style:base-cell-address="Feuille1.G5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3]=0)" style:apply-style-name="Cellule_20_grisée" style:base-cell-address="Feuille1.G43"/>
      <style:map style:condition="is-true-formula(AND([.F43]&lt;&gt;0;[.G43]=&quot;&quot;))" style:apply-style-name="Cellule_20_invalide" style:base-cell-address="Feuille1.G43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0]=0)" style:apply-style-name="Cellule_20_grisée" style:base-cell-address="Feuille1.G50"/>
      <style:map style:condition="is-true-formula(AND([.F50]&lt;&gt;0;[.G50]=&quot;&quot;))" style:apply-style-name="Cellule_20_invalide" style:base-cell-address="Feuille1.G50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9]=0)" style:apply-style-name="Cellule_20_grisée" style:base-cell-address="Feuille1.G59"/>
      <style:map style:condition="is-true-formula(AND([.F59]&lt;&gt;0;[.G59]=&quot;&quot;))" style:apply-style-name="Cellule_20_invalide" style:base-cell-address="Feuille1.G59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5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1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5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1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69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6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8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0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2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6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8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8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"/>
      <style:map style:condition="is-true-formula(AND(#REF!&gt;1;#REF!=&quot;&quot;))" style:apply-style-name="Cellule_20_invalide" style:base-cell-address="Feuille1.O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O3"/>
      <style:map style:condition="is-true-formula(AND([.N3]&gt;1;[.O3]=&quot;&quot;))" style:apply-style-name="Cellule_20_invalide" style:base-cell-address="Feuille1.O3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19"/>
      <style:map style:condition="is-true-formula(AND(#REF!&gt;1;#REF!=&quot;&quot;))" style:apply-style-name="Cellule_20_invalide" style:base-cell-address="Feuille1.O19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0"/>
      <style:map style:condition="is-true-formula(AND(#REF!&gt;1;#REF!=&quot;&quot;))" style:apply-style-name="Cellule_20_invalide" style:base-cell-address="Feuille1.O20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8"/>
      <style:map style:condition="is-true-formula(AND(#REF!&gt;1;#REF!=&quot;&quot;))" style:apply-style-name="Cellule_20_invalide" style:base-cell-address="Feuille1.O68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9"/>
      <style:map style:condition="is-true-formula(AND(#REF!&gt;1;#REF!=&quot;&quot;))" style:apply-style-name="Cellule_20_invalide" style:base-cell-address="Feuille1.O69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0"/>
      <style:map style:condition="is-true-formula(AND(#REF!&gt;1;#REF!=&quot;&quot;))" style:apply-style-name="Cellule_20_invalide" style:base-cell-address="Feuille1.O70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P3"/>
      <style:map style:condition="is-true-formula(AND([.N3]&gt;1;[.P3]=&quot;&quot;))" style:apply-style-name="Cellule_20_invalide" style:base-cell-address="Feuille1.P3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8"/>
      <style:map style:condition="is-true-formula(AND(#REF!&gt;1;#REF!=&quot;&quot;))" style:apply-style-name="Cellule_20_invalide" style:base-cell-address="Feuille1.P68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3]=1)" style:apply-style-name="Cellule_20_grisée" style:base-cell-address="Feuille1.Q3"/>
      <style:map style:condition="is-true-formula(AND([.N3]&gt;1;[.Q3]=&quot;&quot;))" style:apply-style-name="Cellule_20_invalide" style:base-cell-address="Feuille1.Q3"/>
    </style:style>
    <style:style style:name="ce7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7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5"/>
      <style:map style:condition="is-true-formula(AND(#REF!&gt;1;#REF!=&quot;&quot;))" style:apply-style-name="Cellule_20_invalide" style:base-cell-address="Feuille1.Q65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8"/>
      <style:map style:condition="is-true-formula(AND(#REF!&gt;1;#REF!=&quot;&quot;))" style:apply-style-name="Cellule_20_invalide" style:base-cell-address="Feuille1.Q68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8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263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26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3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9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C20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5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8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9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0"/>
    </style:style>
    <style:style style:name="ce27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text-properties fo:color="#000000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9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0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1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2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3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4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5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6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7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8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9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0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1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2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3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4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5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6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7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8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9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0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1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2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3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4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5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6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7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8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9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0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1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2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3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4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5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6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7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8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9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0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1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2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3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4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5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6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7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8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9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0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2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3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4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5"/>
    </style:style>
    <style:style style:name="ce3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6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8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9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0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U2"/>
      <style:map style:condition="is-true-formula(AND([.T2]&lt;&gt;0;[.U2]=&quot;&quot;))" style:apply-style-name="Cellule_20_invalide" style:base-cell-address="Feuille1.U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U3"/>
      <style:map style:condition="is-true-formula(AND([.T3]&lt;&gt;0;[.U3]=&quot;&quot;))" style:apply-style-name="Cellule_20_invalide" style:base-cell-address="Feuille1.U3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U5"/>
      <style:map style:condition="is-true-formula(AND([.T5]&lt;&gt;0;[.U5]=&quot;&quot;))" style:apply-style-name="Cellule_20_invalide" style:base-cell-address="Feuille1.U5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U6"/>
      <style:map style:condition="is-true-formula(AND([.T6]&lt;&gt;0;[.U6]=&quot;&quot;))" style:apply-style-name="Cellule_20_invalide" style:base-cell-address="Feuille1.U6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U7"/>
      <style:map style:condition="is-true-formula(AND([.T7]&lt;&gt;0;[.U7]=&quot;&quot;))" style:apply-style-name="Cellule_20_invalide" style:base-cell-address="Feuille1.U7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U8"/>
      <style:map style:condition="is-true-formula(AND([.T8]&lt;&gt;0;[.U8]=&quot;&quot;))" style:apply-style-name="Cellule_20_invalide" style:base-cell-address="Feuille1.U8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U9"/>
      <style:map style:condition="is-true-formula(AND([.T9]&lt;&gt;0;[.U9]=&quot;&quot;))" style:apply-style-name="Cellule_20_invalide" style:base-cell-address="Feuille1.U9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U10"/>
      <style:map style:condition="is-true-formula(AND([.T10]&lt;&gt;0;[.U10]=&quot;&quot;))" style:apply-style-name="Cellule_20_invalide" style:base-cell-address="Feuille1.U10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U11"/>
      <style:map style:condition="is-true-formula(AND([.T11]&lt;&gt;0;[.U11]=&quot;&quot;))" style:apply-style-name="Cellule_20_invalide" style:base-cell-address="Feuille1.U11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U12"/>
      <style:map style:condition="is-true-formula(AND([.T12]&lt;&gt;0;[.U12]=&quot;&quot;))" style:apply-style-name="Cellule_20_invalide" style:base-cell-address="Feuille1.U12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U13"/>
      <style:map style:condition="is-true-formula(AND([.T13]&lt;&gt;0;[.U13]=&quot;&quot;))" style:apply-style-name="Cellule_20_invalide" style:base-cell-address="Feuille1.U13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U14"/>
      <style:map style:condition="is-true-formula(AND([.T14]&lt;&gt;0;[.U14]=&quot;&quot;))" style:apply-style-name="Cellule_20_invalide" style:base-cell-address="Feuille1.U14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U15"/>
      <style:map style:condition="is-true-formula(AND([.T15]&lt;&gt;0;[.U15]=&quot;&quot;))" style:apply-style-name="Cellule_20_invalide" style:base-cell-address="Feuille1.U15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U16"/>
      <style:map style:condition="is-true-formula(AND([.T16]&lt;&gt;0;[.U16]=&quot;&quot;))" style:apply-style-name="Cellule_20_invalide" style:base-cell-address="Feuille1.U16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U17"/>
      <style:map style:condition="is-true-formula(AND([.T17]&lt;&gt;0;[.U17]=&quot;&quot;))" style:apply-style-name="Cellule_20_invalide" style:base-cell-address="Feuille1.U17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U18"/>
      <style:map style:condition="is-true-formula(AND([.T18]&lt;&gt;0;[.U18]=&quot;&quot;))" style:apply-style-name="Cellule_20_invalide" style:base-cell-address="Feuille1.U18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U19"/>
      <style:map style:condition="is-true-formula(AND([.T19]&lt;&gt;0;[.U19]=&quot;&quot;))" style:apply-style-name="Cellule_20_invalide" style:base-cell-address="Feuille1.U19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U20"/>
      <style:map style:condition="is-true-formula(AND([.T20]&lt;&gt;0;[.U20]=&quot;&quot;))" style:apply-style-name="Cellule_20_invalide" style:base-cell-address="Feuille1.U20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U21"/>
      <style:map style:condition="is-true-formula(AND([.T21]&lt;&gt;0;[.U21]=&quot;&quot;))" style:apply-style-name="Cellule_20_invalide" style:base-cell-address="Feuille1.U21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U22"/>
      <style:map style:condition="is-true-formula(AND([.T22]&lt;&gt;0;[.U22]=&quot;&quot;))" style:apply-style-name="Cellule_20_invalide" style:base-cell-address="Feuille1.U22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U23"/>
      <style:map style:condition="is-true-formula(AND([.T23]&lt;&gt;0;[.U23]=&quot;&quot;))" style:apply-style-name="Cellule_20_invalide" style:base-cell-address="Feuille1.U23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U24"/>
      <style:map style:condition="is-true-formula(AND([.T24]&lt;&gt;0;[.U24]=&quot;&quot;))" style:apply-style-name="Cellule_20_invalide" style:base-cell-address="Feuille1.U24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U25"/>
      <style:map style:condition="is-true-formula(AND([.T25]&lt;&gt;0;[.U25]=&quot;&quot;))" style:apply-style-name="Cellule_20_invalide" style:base-cell-address="Feuille1.U25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U26"/>
      <style:map style:condition="is-true-formula(AND([.T26]&lt;&gt;0;[.U26]=&quot;&quot;))" style:apply-style-name="Cellule_20_invalide" style:base-cell-address="Feuille1.U26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U27"/>
      <style:map style:condition="is-true-formula(AND([.T27]&lt;&gt;0;[.U27]=&quot;&quot;))" style:apply-style-name="Cellule_20_invalide" style:base-cell-address="Feuille1.U27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U28"/>
      <style:map style:condition="is-true-formula(AND([.T28]&lt;&gt;0;[.U28]=&quot;&quot;))" style:apply-style-name="Cellule_20_invalide" style:base-cell-address="Feuille1.U28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U29"/>
      <style:map style:condition="is-true-formula(AND([.T29]&lt;&gt;0;[.U29]=&quot;&quot;))" style:apply-style-name="Cellule_20_invalide" style:base-cell-address="Feuille1.U29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U30"/>
      <style:map style:condition="is-true-formula(AND([.T30]&lt;&gt;0;[.U30]=&quot;&quot;))" style:apply-style-name="Cellule_20_invalide" style:base-cell-address="Feuille1.U30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U31"/>
      <style:map style:condition="is-true-formula(AND([.T31]&lt;&gt;0;[.U31]=&quot;&quot;))" style:apply-style-name="Cellule_20_invalide" style:base-cell-address="Feuille1.U31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U32"/>
      <style:map style:condition="is-true-formula(AND([.T32]&lt;&gt;0;[.U32]=&quot;&quot;))" style:apply-style-name="Cellule_20_invalide" style:base-cell-address="Feuille1.U32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U33"/>
      <style:map style:condition="is-true-formula(AND([.T33]&lt;&gt;0;[.U33]=&quot;&quot;))" style:apply-style-name="Cellule_20_invalide" style:base-cell-address="Feuille1.U33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U34"/>
      <style:map style:condition="is-true-formula(AND([.T34]&lt;&gt;0;[.U34]=&quot;&quot;))" style:apply-style-name="Cellule_20_invalide" style:base-cell-address="Feuille1.U34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U35"/>
      <style:map style:condition="is-true-formula(AND([.T35]&lt;&gt;0;[.U35]=&quot;&quot;))" style:apply-style-name="Cellule_20_invalide" style:base-cell-address="Feuille1.U35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U36"/>
      <style:map style:condition="is-true-formula(AND([.T36]&lt;&gt;0;[.U36]=&quot;&quot;))" style:apply-style-name="Cellule_20_invalide" style:base-cell-address="Feuille1.U36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U37"/>
      <style:map style:condition="is-true-formula(AND([.T37]&lt;&gt;0;[.U37]=&quot;&quot;))" style:apply-style-name="Cellule_20_invalide" style:base-cell-address="Feuille1.U37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U38"/>
      <style:map style:condition="is-true-formula(AND([.T38]&lt;&gt;0;[.U38]=&quot;&quot;))" style:apply-style-name="Cellule_20_invalide" style:base-cell-address="Feuille1.U38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U39"/>
      <style:map style:condition="is-true-formula(AND([.T39]&lt;&gt;0;[.U39]=&quot;&quot;))" style:apply-style-name="Cellule_20_invalide" style:base-cell-address="Feuille1.U39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U40"/>
      <style:map style:condition="is-true-formula(AND([.T40]&lt;&gt;0;[.U40]=&quot;&quot;))" style:apply-style-name="Cellule_20_invalide" style:base-cell-address="Feuille1.U40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U41"/>
      <style:map style:condition="is-true-formula(AND([.T41]&lt;&gt;0;[.U41]=&quot;&quot;))" style:apply-style-name="Cellule_20_invalide" style:base-cell-address="Feuille1.U41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U42"/>
      <style:map style:condition="is-true-formula(AND([.T42]&lt;&gt;0;[.U42]=&quot;&quot;))" style:apply-style-name="Cellule_20_invalide" style:base-cell-address="Feuille1.U42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U43"/>
      <style:map style:condition="is-true-formula(AND([.T43]&lt;&gt;0;[.U43]=&quot;&quot;))" style:apply-style-name="Cellule_20_invalide" style:base-cell-address="Feuille1.U43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U44"/>
      <style:map style:condition="is-true-formula(AND([.T44]&lt;&gt;0;[.U44]=&quot;&quot;))" style:apply-style-name="Cellule_20_invalide" style:base-cell-address="Feuille1.U44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U45"/>
      <style:map style:condition="is-true-formula(AND([.T45]&lt;&gt;0;[.U45]=&quot;&quot;))" style:apply-style-name="Cellule_20_invalide" style:base-cell-address="Feuille1.U45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U46"/>
      <style:map style:condition="is-true-formula(AND([.T46]&lt;&gt;0;[.U46]=&quot;&quot;))" style:apply-style-name="Cellule_20_invalide" style:base-cell-address="Feuille1.U46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U47"/>
      <style:map style:condition="is-true-formula(AND([.T47]&lt;&gt;0;[.U47]=&quot;&quot;))" style:apply-style-name="Cellule_20_invalide" style:base-cell-address="Feuille1.U47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U48"/>
      <style:map style:condition="is-true-formula(AND([.T48]&lt;&gt;0;[.U48]=&quot;&quot;))" style:apply-style-name="Cellule_20_invalide" style:base-cell-address="Feuille1.U48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U49"/>
      <style:map style:condition="is-true-formula(AND([.T49]&lt;&gt;0;[.U49]=&quot;&quot;))" style:apply-style-name="Cellule_20_invalide" style:base-cell-address="Feuille1.U49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U50"/>
      <style:map style:condition="is-true-formula(AND([.T50]&lt;&gt;0;[.U50]=&quot;&quot;))" style:apply-style-name="Cellule_20_invalide" style:base-cell-address="Feuille1.U50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U51"/>
      <style:map style:condition="is-true-formula(AND([.T51]&lt;&gt;0;[.U51]=&quot;&quot;))" style:apply-style-name="Cellule_20_invalide" style:base-cell-address="Feuille1.U51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U52"/>
      <style:map style:condition="is-true-formula(AND([.T52]&lt;&gt;0;[.U52]=&quot;&quot;))" style:apply-style-name="Cellule_20_invalide" style:base-cell-address="Feuille1.U52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U53"/>
      <style:map style:condition="is-true-formula(AND([.T53]&lt;&gt;0;[.U53]=&quot;&quot;))" style:apply-style-name="Cellule_20_invalide" style:base-cell-address="Feuille1.U53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U54"/>
      <style:map style:condition="is-true-formula(AND([.T54]&lt;&gt;0;[.U54]=&quot;&quot;))" style:apply-style-name="Cellule_20_invalide" style:base-cell-address="Feuille1.U54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U55"/>
      <style:map style:condition="is-true-formula(AND([.T55]&lt;&gt;0;[.U55]=&quot;&quot;))" style:apply-style-name="Cellule_20_invalide" style:base-cell-address="Feuille1.U55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U56"/>
      <style:map style:condition="is-true-formula(AND([.T56]&lt;&gt;0;[.U56]=&quot;&quot;))" style:apply-style-name="Cellule_20_invalide" style:base-cell-address="Feuille1.U56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U57"/>
      <style:map style:condition="is-true-formula(AND([.T57]&lt;&gt;0;[.U57]=&quot;&quot;))" style:apply-style-name="Cellule_20_invalide" style:base-cell-address="Feuille1.U57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U58"/>
      <style:map style:condition="is-true-formula(AND([.T58]&lt;&gt;0;[.U58]=&quot;&quot;))" style:apply-style-name="Cellule_20_invalide" style:base-cell-address="Feuille1.U58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U59"/>
      <style:map style:condition="is-true-formula(AND([.T59]&lt;&gt;0;[.U59]=&quot;&quot;))" style:apply-style-name="Cellule_20_invalide" style:base-cell-address="Feuille1.U59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U60"/>
      <style:map style:condition="is-true-formula(AND([.T60]&lt;&gt;0;[.U60]=&quot;&quot;))" style:apply-style-name="Cellule_20_invalide" style:base-cell-address="Feuille1.U60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U62"/>
      <style:map style:condition="is-true-formula(AND([.T62]&lt;&gt;0;[.U62]=&quot;&quot;))" style:apply-style-name="Cellule_20_invalide" style:base-cell-address="Feuille1.U62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U63"/>
      <style:map style:condition="is-true-formula(AND([.T63]&lt;&gt;0;[.U63]=&quot;&quot;))" style:apply-style-name="Cellule_20_invalide" style:base-cell-address="Feuille1.U63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U64"/>
      <style:map style:condition="is-true-formula(AND([.T64]&lt;&gt;0;[.U64]=&quot;&quot;))" style:apply-style-name="Cellule_20_invalide" style:base-cell-address="Feuille1.U64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U65"/>
      <style:map style:condition="is-true-formula(AND([.T65]&lt;&gt;0;[.U65]=&quot;&quot;))" style:apply-style-name="Cellule_20_invalide" style:base-cell-address="Feuille1.U65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U66"/>
      <style:map style:condition="is-true-formula(AND([.T66]&lt;&gt;0;[.U66]=&quot;&quot;))" style:apply-style-name="Cellule_20_invalide" style:base-cell-address="Feuille1.U66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U68"/>
      <style:map style:condition="is-true-formula(AND([.T68]&lt;&gt;0;[.U68]=&quot;&quot;))" style:apply-style-name="Cellule_20_invalide" style:base-cell-address="Feuille1.U68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U69"/>
      <style:map style:condition="is-true-formula(AND([.T69]&lt;&gt;0;[.U69]=&quot;&quot;))" style:apply-style-name="Cellule_20_invalide" style:base-cell-address="Feuille1.U69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U70"/>
      <style:map style:condition="is-true-formula(AND([.T70]&lt;&gt;0;[.U70]=&quot;&quot;))" style:apply-style-name="Cellule_20_invalide" style:base-cell-address="Feuille1.U70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V2"/>
      <style:map style:condition="is-true-formula(AND([.T2]&lt;&gt;0;[.V2]=&quot;&quot;))" style:apply-style-name="Cellule_20_invalide" style:base-cell-address="Feuille1.V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V3"/>
      <style:map style:condition="is-true-formula(AND([.T3]&lt;&gt;0;[.V3]=&quot;&quot;))" style:apply-style-name="Cellule_20_invalide" style:base-cell-address="Feuille1.V3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V5"/>
      <style:map style:condition="is-true-formula(AND([.T5]&lt;&gt;0;[.V5]=&quot;&quot;))" style:apply-style-name="Cellule_20_invalide" style:base-cell-address="Feuille1.V5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V6"/>
      <style:map style:condition="is-true-formula(AND([.T6]&lt;&gt;0;[.V6]=&quot;&quot;))" style:apply-style-name="Cellule_20_invalide" style:base-cell-address="Feuille1.V6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V7"/>
      <style:map style:condition="is-true-formula(AND([.T7]&lt;&gt;0;[.V7]=&quot;&quot;))" style:apply-style-name="Cellule_20_invalide" style:base-cell-address="Feuille1.V7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V8"/>
      <style:map style:condition="is-true-formula(AND([.T8]&lt;&gt;0;[.V8]=&quot;&quot;))" style:apply-style-name="Cellule_20_invalide" style:base-cell-address="Feuille1.V8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V9"/>
      <style:map style:condition="is-true-formula(AND([.T9]&lt;&gt;0;[.V9]=&quot;&quot;))" style:apply-style-name="Cellule_20_invalide" style:base-cell-address="Feuille1.V9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V10"/>
      <style:map style:condition="is-true-formula(AND([.T10]&lt;&gt;0;[.V10]=&quot;&quot;))" style:apply-style-name="Cellule_20_invalide" style:base-cell-address="Feuille1.V10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V11"/>
      <style:map style:condition="is-true-formula(AND([.T11]&lt;&gt;0;[.V11]=&quot;&quot;))" style:apply-style-name="Cellule_20_invalide" style:base-cell-address="Feuille1.V11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V12"/>
      <style:map style:condition="is-true-formula(AND([.T12]&lt;&gt;0;[.V12]=&quot;&quot;))" style:apply-style-name="Cellule_20_invalide" style:base-cell-address="Feuille1.V12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V13"/>
      <style:map style:condition="is-true-formula(AND([.T13]&lt;&gt;0;[.V13]=&quot;&quot;))" style:apply-style-name="Cellule_20_invalide" style:base-cell-address="Feuille1.V13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V14"/>
      <style:map style:condition="is-true-formula(AND([.T14]&lt;&gt;0;[.V14]=&quot;&quot;))" style:apply-style-name="Cellule_20_invalide" style:base-cell-address="Feuille1.V14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V15"/>
      <style:map style:condition="is-true-formula(AND([.T15]&lt;&gt;0;[.V15]=&quot;&quot;))" style:apply-style-name="Cellule_20_invalide" style:base-cell-address="Feuille1.V15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V16"/>
      <style:map style:condition="is-true-formula(AND([.T16]&lt;&gt;0;[.V16]=&quot;&quot;))" style:apply-style-name="Cellule_20_invalide" style:base-cell-address="Feuille1.V16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V17"/>
      <style:map style:condition="is-true-formula(AND([.T17]&lt;&gt;0;[.V17]=&quot;&quot;))" style:apply-style-name="Cellule_20_invalide" style:base-cell-address="Feuille1.V17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V18"/>
      <style:map style:condition="is-true-formula(AND([.T18]&lt;&gt;0;[.V18]=&quot;&quot;))" style:apply-style-name="Cellule_20_invalide" style:base-cell-address="Feuille1.V18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V19"/>
      <style:map style:condition="is-true-formula(AND([.T19]&lt;&gt;0;[.V19]=&quot;&quot;))" style:apply-style-name="Cellule_20_invalide" style:base-cell-address="Feuille1.V19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V20"/>
      <style:map style:condition="is-true-formula(AND([.T20]&lt;&gt;0;[.V20]=&quot;&quot;))" style:apply-style-name="Cellule_20_invalide" style:base-cell-address="Feuille1.V20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V21"/>
      <style:map style:condition="is-true-formula(AND([.T21]&lt;&gt;0;[.V21]=&quot;&quot;))" style:apply-style-name="Cellule_20_invalide" style:base-cell-address="Feuille1.V21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V22"/>
      <style:map style:condition="is-true-formula(AND([.T22]&lt;&gt;0;[.V22]=&quot;&quot;))" style:apply-style-name="Cellule_20_invalide" style:base-cell-address="Feuille1.V22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V23"/>
      <style:map style:condition="is-true-formula(AND([.T23]&lt;&gt;0;[.V23]=&quot;&quot;))" style:apply-style-name="Cellule_20_invalide" style:base-cell-address="Feuille1.V23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V24"/>
      <style:map style:condition="is-true-formula(AND([.T24]&lt;&gt;0;[.V24]=&quot;&quot;))" style:apply-style-name="Cellule_20_invalide" style:base-cell-address="Feuille1.V24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V25"/>
      <style:map style:condition="is-true-formula(AND([.T25]&lt;&gt;0;[.V25]=&quot;&quot;))" style:apply-style-name="Cellule_20_invalide" style:base-cell-address="Feuille1.V25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V26"/>
      <style:map style:condition="is-true-formula(AND([.T26]&lt;&gt;0;[.V26]=&quot;&quot;))" style:apply-style-name="Cellule_20_invalide" style:base-cell-address="Feuille1.V26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V27"/>
      <style:map style:condition="is-true-formula(AND([.T27]&lt;&gt;0;[.V27]=&quot;&quot;))" style:apply-style-name="Cellule_20_invalide" style:base-cell-address="Feuille1.V27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V28"/>
      <style:map style:condition="is-true-formula(AND([.T28]&lt;&gt;0;[.V28]=&quot;&quot;))" style:apply-style-name="Cellule_20_invalide" style:base-cell-address="Feuille1.V28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V29"/>
      <style:map style:condition="is-true-formula(AND([.T29]&lt;&gt;0;[.V29]=&quot;&quot;))" style:apply-style-name="Cellule_20_invalide" style:base-cell-address="Feuille1.V29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V30"/>
      <style:map style:condition="is-true-formula(AND([.T30]&lt;&gt;0;[.V30]=&quot;&quot;))" style:apply-style-name="Cellule_20_invalide" style:base-cell-address="Feuille1.V30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V31"/>
      <style:map style:condition="is-true-formula(AND([.T31]&lt;&gt;0;[.V31]=&quot;&quot;))" style:apply-style-name="Cellule_20_invalide" style:base-cell-address="Feuille1.V31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V32"/>
      <style:map style:condition="is-true-formula(AND([.T32]&lt;&gt;0;[.V32]=&quot;&quot;))" style:apply-style-name="Cellule_20_invalide" style:base-cell-address="Feuille1.V32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V33"/>
      <style:map style:condition="is-true-formula(AND([.T33]&lt;&gt;0;[.V33]=&quot;&quot;))" style:apply-style-name="Cellule_20_invalide" style:base-cell-address="Feuille1.V33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V34"/>
      <style:map style:condition="is-true-formula(AND([.T34]&lt;&gt;0;[.V34]=&quot;&quot;))" style:apply-style-name="Cellule_20_invalide" style:base-cell-address="Feuille1.V34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V35"/>
      <style:map style:condition="is-true-formula(AND([.T35]&lt;&gt;0;[.V35]=&quot;&quot;))" style:apply-style-name="Cellule_20_invalide" style:base-cell-address="Feuille1.V35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V36"/>
      <style:map style:condition="is-true-formula(AND([.T36]&lt;&gt;0;[.V36]=&quot;&quot;))" style:apply-style-name="Cellule_20_invalide" style:base-cell-address="Feuille1.V36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V37"/>
      <style:map style:condition="is-true-formula(AND([.T37]&lt;&gt;0;[.V37]=&quot;&quot;))" style:apply-style-name="Cellule_20_invalide" style:base-cell-address="Feuille1.V37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V38"/>
      <style:map style:condition="is-true-formula(AND([.T38]&lt;&gt;0;[.V38]=&quot;&quot;))" style:apply-style-name="Cellule_20_invalide" style:base-cell-address="Feuille1.V38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V39"/>
      <style:map style:condition="is-true-formula(AND([.T39]&lt;&gt;0;[.V39]=&quot;&quot;))" style:apply-style-name="Cellule_20_invalide" style:base-cell-address="Feuille1.V39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V40"/>
      <style:map style:condition="is-true-formula(AND([.T40]&lt;&gt;0;[.V40]=&quot;&quot;))" style:apply-style-name="Cellule_20_invalide" style:base-cell-address="Feuille1.V40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V41"/>
      <style:map style:condition="is-true-formula(AND([.T41]&lt;&gt;0;[.V41]=&quot;&quot;))" style:apply-style-name="Cellule_20_invalide" style:base-cell-address="Feuille1.V41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V42"/>
      <style:map style:condition="is-true-formula(AND([.T42]&lt;&gt;0;[.V42]=&quot;&quot;))" style:apply-style-name="Cellule_20_invalide" style:base-cell-address="Feuille1.V42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V43"/>
      <style:map style:condition="is-true-formula(AND([.T43]&lt;&gt;0;[.V43]=&quot;&quot;))" style:apply-style-name="Cellule_20_invalide" style:base-cell-address="Feuille1.V43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V44"/>
      <style:map style:condition="is-true-formula(AND([.T44]&lt;&gt;0;[.V44]=&quot;&quot;))" style:apply-style-name="Cellule_20_invalide" style:base-cell-address="Feuille1.V44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V45"/>
      <style:map style:condition="is-true-formula(AND([.T45]&lt;&gt;0;[.V45]=&quot;&quot;))" style:apply-style-name="Cellule_20_invalide" style:base-cell-address="Feuille1.V45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V46"/>
      <style:map style:condition="is-true-formula(AND([.T46]&lt;&gt;0;[.V46]=&quot;&quot;))" style:apply-style-name="Cellule_20_invalide" style:base-cell-address="Feuille1.V46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V47"/>
      <style:map style:condition="is-true-formula(AND([.T47]&lt;&gt;0;[.V47]=&quot;&quot;))" style:apply-style-name="Cellule_20_invalide" style:base-cell-address="Feuille1.V47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V48"/>
      <style:map style:condition="is-true-formula(AND([.T48]&lt;&gt;0;[.V48]=&quot;&quot;))" style:apply-style-name="Cellule_20_invalide" style:base-cell-address="Feuille1.V48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V49"/>
      <style:map style:condition="is-true-formula(AND([.T49]&lt;&gt;0;[.V49]=&quot;&quot;))" style:apply-style-name="Cellule_20_invalide" style:base-cell-address="Feuille1.V49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V50"/>
      <style:map style:condition="is-true-formula(AND([.T50]&lt;&gt;0;[.V50]=&quot;&quot;))" style:apply-style-name="Cellule_20_invalide" style:base-cell-address="Feuille1.V50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V51"/>
      <style:map style:condition="is-true-formula(AND([.T51]&lt;&gt;0;[.V51]=&quot;&quot;))" style:apply-style-name="Cellule_20_invalide" style:base-cell-address="Feuille1.V51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V52"/>
      <style:map style:condition="is-true-formula(AND([.T52]&lt;&gt;0;[.V52]=&quot;&quot;))" style:apply-style-name="Cellule_20_invalide" style:base-cell-address="Feuille1.V52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V53"/>
      <style:map style:condition="is-true-formula(AND([.T53]&lt;&gt;0;[.V53]=&quot;&quot;))" style:apply-style-name="Cellule_20_invalide" style:base-cell-address="Feuille1.V53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V54"/>
      <style:map style:condition="is-true-formula(AND([.T54]&lt;&gt;0;[.V54]=&quot;&quot;))" style:apply-style-name="Cellule_20_invalide" style:base-cell-address="Feuille1.V54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V55"/>
      <style:map style:condition="is-true-formula(AND([.T55]&lt;&gt;0;[.V55]=&quot;&quot;))" style:apply-style-name="Cellule_20_invalide" style:base-cell-address="Feuille1.V55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V56"/>
      <style:map style:condition="is-true-formula(AND([.T56]&lt;&gt;0;[.V56]=&quot;&quot;))" style:apply-style-name="Cellule_20_invalide" style:base-cell-address="Feuille1.V56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V57"/>
      <style:map style:condition="is-true-formula(AND([.T57]&lt;&gt;0;[.V57]=&quot;&quot;))" style:apply-style-name="Cellule_20_invalide" style:base-cell-address="Feuille1.V57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V58"/>
      <style:map style:condition="is-true-formula(AND([.T58]&lt;&gt;0;[.V58]=&quot;&quot;))" style:apply-style-name="Cellule_20_invalide" style:base-cell-address="Feuille1.V58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V59"/>
      <style:map style:condition="is-true-formula(AND([.T59]&lt;&gt;0;[.V59]=&quot;&quot;))" style:apply-style-name="Cellule_20_invalide" style:base-cell-address="Feuille1.V59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V60"/>
      <style:map style:condition="is-true-formula(AND([.T60]&lt;&gt;0;[.V60]=&quot;&quot;))" style:apply-style-name="Cellule_20_invalide" style:base-cell-address="Feuille1.V60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V62"/>
      <style:map style:condition="is-true-formula(AND([.T62]&lt;&gt;0;[.V62]=&quot;&quot;))" style:apply-style-name="Cellule_20_invalide" style:base-cell-address="Feuille1.V62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V63"/>
      <style:map style:condition="is-true-formula(AND([.T63]&lt;&gt;0;[.V63]=&quot;&quot;))" style:apply-style-name="Cellule_20_invalide" style:base-cell-address="Feuille1.V63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V64"/>
      <style:map style:condition="is-true-formula(AND([.T64]&lt;&gt;0;[.V64]=&quot;&quot;))" style:apply-style-name="Cellule_20_invalide" style:base-cell-address="Feuille1.V64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V65"/>
      <style:map style:condition="is-true-formula(AND([.T65]&lt;&gt;0;[.V65]=&quot;&quot;))" style:apply-style-name="Cellule_20_invalide" style:base-cell-address="Feuille1.V65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V66"/>
      <style:map style:condition="is-true-formula(AND([.T66]&lt;&gt;0;[.V66]=&quot;&quot;))" style:apply-style-name="Cellule_20_invalide" style:base-cell-address="Feuille1.V66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V68"/>
      <style:map style:condition="is-true-formula(AND([.T68]&lt;&gt;0;[.V68]=&quot;&quot;))" style:apply-style-name="Cellule_20_invalide" style:base-cell-address="Feuille1.V68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V69"/>
      <style:map style:condition="is-true-formula(AND([.T69]&lt;&gt;0;[.V69]=&quot;&quot;))" style:apply-style-name="Cellule_20_invalide" style:base-cell-address="Feuille1.V69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V70"/>
      <style:map style:condition="is-true-formula(AND([.T70]&lt;&gt;0;[.V70]=&quot;&quot;))" style:apply-style-name="Cellule_20_invalide" style:base-cell-address="Feuille1.V70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W2"/>
      <style:map style:condition="is-true-formula(AND([.T2]&lt;&gt;0;[.W2]=&quot;&quot;))" style:apply-style-name="Cellule_20_invalide" style:base-cell-address="Feuille1.W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W3"/>
      <style:map style:condition="is-true-formula(AND([.T3]&lt;&gt;0;[.W3]=&quot;&quot;))" style:apply-style-name="Cellule_20_invalide" style:base-cell-address="Feuille1.W3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W5"/>
      <style:map style:condition="is-true-formula(AND([.T5]&lt;&gt;0;[.W5]=&quot;&quot;))" style:apply-style-name="Cellule_20_invalide" style:base-cell-address="Feuille1.W5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W6"/>
      <style:map style:condition="is-true-formula(AND([.T6]&lt;&gt;0;[.W6]=&quot;&quot;))" style:apply-style-name="Cellule_20_invalide" style:base-cell-address="Feuille1.W6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W7"/>
      <style:map style:condition="is-true-formula(AND([.T7]&lt;&gt;0;[.W7]=&quot;&quot;))" style:apply-style-name="Cellule_20_invalide" style:base-cell-address="Feuille1.W7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W8"/>
      <style:map style:condition="is-true-formula(AND([.T8]&lt;&gt;0;[.W8]=&quot;&quot;))" style:apply-style-name="Cellule_20_invalide" style:base-cell-address="Feuille1.W8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W9"/>
      <style:map style:condition="is-true-formula(AND([.T9]&lt;&gt;0;[.W9]=&quot;&quot;))" style:apply-style-name="Cellule_20_invalide" style:base-cell-address="Feuille1.W9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W10"/>
      <style:map style:condition="is-true-formula(AND([.T10]&lt;&gt;0;[.W10]=&quot;&quot;))" style:apply-style-name="Cellule_20_invalide" style:base-cell-address="Feuille1.W10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W11"/>
      <style:map style:condition="is-true-formula(AND([.T11]&lt;&gt;0;[.W11]=&quot;&quot;))" style:apply-style-name="Cellule_20_invalide" style:base-cell-address="Feuille1.W11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W12"/>
      <style:map style:condition="is-true-formula(AND([.T12]&lt;&gt;0;[.W12]=&quot;&quot;))" style:apply-style-name="Cellule_20_invalide" style:base-cell-address="Feuille1.W12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W13"/>
      <style:map style:condition="is-true-formula(AND([.T13]&lt;&gt;0;[.W13]=&quot;&quot;))" style:apply-style-name="Cellule_20_invalide" style:base-cell-address="Feuille1.W13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W14"/>
      <style:map style:condition="is-true-formula(AND([.T14]&lt;&gt;0;[.W14]=&quot;&quot;))" style:apply-style-name="Cellule_20_invalide" style:base-cell-address="Feuille1.W14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W15"/>
      <style:map style:condition="is-true-formula(AND([.T15]&lt;&gt;0;[.W15]=&quot;&quot;))" style:apply-style-name="Cellule_20_invalide" style:base-cell-address="Feuille1.W15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W16"/>
      <style:map style:condition="is-true-formula(AND([.T16]&lt;&gt;0;[.W16]=&quot;&quot;))" style:apply-style-name="Cellule_20_invalide" style:base-cell-address="Feuille1.W16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W17"/>
      <style:map style:condition="is-true-formula(AND([.T17]&lt;&gt;0;[.W17]=&quot;&quot;))" style:apply-style-name="Cellule_20_invalide" style:base-cell-address="Feuille1.W17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W18"/>
      <style:map style:condition="is-true-formula(AND([.T18]&lt;&gt;0;[.W18]=&quot;&quot;))" style:apply-style-name="Cellule_20_invalide" style:base-cell-address="Feuille1.W18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W19"/>
      <style:map style:condition="is-true-formula(AND([.T19]&lt;&gt;0;[.W19]=&quot;&quot;))" style:apply-style-name="Cellule_20_invalide" style:base-cell-address="Feuille1.W19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W20"/>
      <style:map style:condition="is-true-formula(AND([.T20]&lt;&gt;0;[.W20]=&quot;&quot;))" style:apply-style-name="Cellule_20_invalide" style:base-cell-address="Feuille1.W20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W21"/>
      <style:map style:condition="is-true-formula(AND([.T21]&lt;&gt;0;[.W21]=&quot;&quot;))" style:apply-style-name="Cellule_20_invalide" style:base-cell-address="Feuille1.W21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W22"/>
      <style:map style:condition="is-true-formula(AND([.T22]&lt;&gt;0;[.W22]=&quot;&quot;))" style:apply-style-name="Cellule_20_invalide" style:base-cell-address="Feuille1.W22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W23"/>
      <style:map style:condition="is-true-formula(AND([.T23]&lt;&gt;0;[.W23]=&quot;&quot;))" style:apply-style-name="Cellule_20_invalide" style:base-cell-address="Feuille1.W23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W24"/>
      <style:map style:condition="is-true-formula(AND([.T24]&lt;&gt;0;[.W24]=&quot;&quot;))" style:apply-style-name="Cellule_20_invalide" style:base-cell-address="Feuille1.W24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W25"/>
      <style:map style:condition="is-true-formula(AND([.T25]&lt;&gt;0;[.W25]=&quot;&quot;))" style:apply-style-name="Cellule_20_invalide" style:base-cell-address="Feuille1.W25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W26"/>
      <style:map style:condition="is-true-formula(AND([.T26]&lt;&gt;0;[.W26]=&quot;&quot;))" style:apply-style-name="Cellule_20_invalide" style:base-cell-address="Feuille1.W26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W27"/>
      <style:map style:condition="is-true-formula(AND([.T27]&lt;&gt;0;[.W27]=&quot;&quot;))" style:apply-style-name="Cellule_20_invalide" style:base-cell-address="Feuille1.W27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W28"/>
      <style:map style:condition="is-true-formula(AND([.T28]&lt;&gt;0;[.W28]=&quot;&quot;))" style:apply-style-name="Cellule_20_invalide" style:base-cell-address="Feuille1.W28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W29"/>
      <style:map style:condition="is-true-formula(AND([.T29]&lt;&gt;0;[.W29]=&quot;&quot;))" style:apply-style-name="Cellule_20_invalide" style:base-cell-address="Feuille1.W29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W30"/>
      <style:map style:condition="is-true-formula(AND([.T30]&lt;&gt;0;[.W30]=&quot;&quot;))" style:apply-style-name="Cellule_20_invalide" style:base-cell-address="Feuille1.W30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W31"/>
      <style:map style:condition="is-true-formula(AND([.T31]&lt;&gt;0;[.W31]=&quot;&quot;))" style:apply-style-name="Cellule_20_invalide" style:base-cell-address="Feuille1.W31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W32"/>
      <style:map style:condition="is-true-formula(AND([.T32]&lt;&gt;0;[.W32]=&quot;&quot;))" style:apply-style-name="Cellule_20_invalide" style:base-cell-address="Feuille1.W32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W33"/>
      <style:map style:condition="is-true-formula(AND([.T33]&lt;&gt;0;[.W33]=&quot;&quot;))" style:apply-style-name="Cellule_20_invalide" style:base-cell-address="Feuille1.W33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W34"/>
      <style:map style:condition="is-true-formula(AND([.T34]&lt;&gt;0;[.W34]=&quot;&quot;))" style:apply-style-name="Cellule_20_invalide" style:base-cell-address="Feuille1.W34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W35"/>
      <style:map style:condition="is-true-formula(AND([.T35]&lt;&gt;0;[.W35]=&quot;&quot;))" style:apply-style-name="Cellule_20_invalide" style:base-cell-address="Feuille1.W35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W36"/>
      <style:map style:condition="is-true-formula(AND([.T36]&lt;&gt;0;[.W36]=&quot;&quot;))" style:apply-style-name="Cellule_20_invalide" style:base-cell-address="Feuille1.W36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W37"/>
      <style:map style:condition="is-true-formula(AND([.T37]&lt;&gt;0;[.W37]=&quot;&quot;))" style:apply-style-name="Cellule_20_invalide" style:base-cell-address="Feuille1.W37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W38"/>
      <style:map style:condition="is-true-formula(AND([.T38]&lt;&gt;0;[.W38]=&quot;&quot;))" style:apply-style-name="Cellule_20_invalide" style:base-cell-address="Feuille1.W38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W39"/>
      <style:map style:condition="is-true-formula(AND([.T39]&lt;&gt;0;[.W39]=&quot;&quot;))" style:apply-style-name="Cellule_20_invalide" style:base-cell-address="Feuille1.W39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W40"/>
      <style:map style:condition="is-true-formula(AND([.T40]&lt;&gt;0;[.W40]=&quot;&quot;))" style:apply-style-name="Cellule_20_invalide" style:base-cell-address="Feuille1.W40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W41"/>
      <style:map style:condition="is-true-formula(AND([.T41]&lt;&gt;0;[.W41]=&quot;&quot;))" style:apply-style-name="Cellule_20_invalide" style:base-cell-address="Feuille1.W41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W42"/>
      <style:map style:condition="is-true-formula(AND([.T42]&lt;&gt;0;[.W42]=&quot;&quot;))" style:apply-style-name="Cellule_20_invalide" style:base-cell-address="Feuille1.W42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W43"/>
      <style:map style:condition="is-true-formula(AND([.T43]&lt;&gt;0;[.W43]=&quot;&quot;))" style:apply-style-name="Cellule_20_invalide" style:base-cell-address="Feuille1.W43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W44"/>
      <style:map style:condition="is-true-formula(AND([.T44]&lt;&gt;0;[.W44]=&quot;&quot;))" style:apply-style-name="Cellule_20_invalide" style:base-cell-address="Feuille1.W44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W45"/>
      <style:map style:condition="is-true-formula(AND([.T45]&lt;&gt;0;[.W45]=&quot;&quot;))" style:apply-style-name="Cellule_20_invalide" style:base-cell-address="Feuille1.W45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W46"/>
      <style:map style:condition="is-true-formula(AND([.T46]&lt;&gt;0;[.W46]=&quot;&quot;))" style:apply-style-name="Cellule_20_invalide" style:base-cell-address="Feuille1.W46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W47"/>
      <style:map style:condition="is-true-formula(AND([.T47]&lt;&gt;0;[.W47]=&quot;&quot;))" style:apply-style-name="Cellule_20_invalide" style:base-cell-address="Feuille1.W47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W48"/>
      <style:map style:condition="is-true-formula(AND([.T48]&lt;&gt;0;[.W48]=&quot;&quot;))" style:apply-style-name="Cellule_20_invalide" style:base-cell-address="Feuille1.W48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W49"/>
      <style:map style:condition="is-true-formula(AND([.T49]&lt;&gt;0;[.W49]=&quot;&quot;))" style:apply-style-name="Cellule_20_invalide" style:base-cell-address="Feuille1.W49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W50"/>
      <style:map style:condition="is-true-formula(AND([.T50]&lt;&gt;0;[.W50]=&quot;&quot;))" style:apply-style-name="Cellule_20_invalide" style:base-cell-address="Feuille1.W50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W51"/>
      <style:map style:condition="is-true-formula(AND([.T51]&lt;&gt;0;[.W51]=&quot;&quot;))" style:apply-style-name="Cellule_20_invalide" style:base-cell-address="Feuille1.W51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W52"/>
      <style:map style:condition="is-true-formula(AND([.T52]&lt;&gt;0;[.W52]=&quot;&quot;))" style:apply-style-name="Cellule_20_invalide" style:base-cell-address="Feuille1.W52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W53"/>
      <style:map style:condition="is-true-formula(AND([.T53]&lt;&gt;0;[.W53]=&quot;&quot;))" style:apply-style-name="Cellule_20_invalide" style:base-cell-address="Feuille1.W53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W54"/>
      <style:map style:condition="is-true-formula(AND([.T54]&lt;&gt;0;[.W54]=&quot;&quot;))" style:apply-style-name="Cellule_20_invalide" style:base-cell-address="Feuille1.W54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W55"/>
      <style:map style:condition="is-true-formula(AND([.T55]&lt;&gt;0;[.W55]=&quot;&quot;))" style:apply-style-name="Cellule_20_invalide" style:base-cell-address="Feuille1.W55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W56"/>
      <style:map style:condition="is-true-formula(AND([.T56]&lt;&gt;0;[.W56]=&quot;&quot;))" style:apply-style-name="Cellule_20_invalide" style:base-cell-address="Feuille1.W56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W57"/>
      <style:map style:condition="is-true-formula(AND([.T57]&lt;&gt;0;[.W57]=&quot;&quot;))" style:apply-style-name="Cellule_20_invalide" style:base-cell-address="Feuille1.W57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W58"/>
      <style:map style:condition="is-true-formula(AND([.T58]&lt;&gt;0;[.W58]=&quot;&quot;))" style:apply-style-name="Cellule_20_invalide" style:base-cell-address="Feuille1.W58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W59"/>
      <style:map style:condition="is-true-formula(AND([.T59]&lt;&gt;0;[.W59]=&quot;&quot;))" style:apply-style-name="Cellule_20_invalide" style:base-cell-address="Feuille1.W59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W60"/>
      <style:map style:condition="is-true-formula(AND([.T60]&lt;&gt;0;[.W60]=&quot;&quot;))" style:apply-style-name="Cellule_20_invalide" style:base-cell-address="Feuille1.W60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W62"/>
      <style:map style:condition="is-true-formula(AND([.T62]&lt;&gt;0;[.W62]=&quot;&quot;))" style:apply-style-name="Cellule_20_invalide" style:base-cell-address="Feuille1.W62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W63"/>
      <style:map style:condition="is-true-formula(AND([.T63]&lt;&gt;0;[.W63]=&quot;&quot;))" style:apply-style-name="Cellule_20_invalide" style:base-cell-address="Feuille1.W63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W64"/>
      <style:map style:condition="is-true-formula(AND([.T64]&lt;&gt;0;[.W64]=&quot;&quot;))" style:apply-style-name="Cellule_20_invalide" style:base-cell-address="Feuille1.W64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W65"/>
      <style:map style:condition="is-true-formula(AND([.T65]&lt;&gt;0;[.W65]=&quot;&quot;))" style:apply-style-name="Cellule_20_invalide" style:base-cell-address="Feuille1.W65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W66"/>
      <style:map style:condition="is-true-formula(AND([.T66]&lt;&gt;0;[.W66]=&quot;&quot;))" style:apply-style-name="Cellule_20_invalide" style:base-cell-address="Feuille1.W66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W68"/>
      <style:map style:condition="is-true-formula(AND([.T68]&lt;&gt;0;[.W68]=&quot;&quot;))" style:apply-style-name="Cellule_20_invalide" style:base-cell-address="Feuille1.W68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W69"/>
      <style:map style:condition="is-true-formula(AND([.T69]&lt;&gt;0;[.W69]=&quot;&quot;))" style:apply-style-name="Cellule_20_invalide" style:base-cell-address="Feuille1.W69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W70"/>
      <style:map style:condition="is-true-formula(AND([.T70]&lt;&gt;0;[.W70]=&quot;&quot;))" style:apply-style-name="Cellule_20_invalide" style:base-cell-address="Feuille1.W70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P6"/>
        <table:content-validation table:name="val2" table:condition="of:cell-content-is-in-list(&quot;0&quot;;&quot;semi_seaking&quot;;&quot;seaking&quot;)" table:allow-empty-cell="false" table:display-list="sort-ascending" table:base-cell-address="Feuille1.R6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561"/>
        <table:table-column table:style-name="co8" table:default-cell-style-name="ce53"/>
        <table:table-column table:style-name="co9" table:default-cell-style-name="ce53"/>
        <table:table-column table:style-name="co10" table:default-cell-style-name="ce53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61"/>
        <table:table-column table:style-name="co18" table:default-cell-style-name="ce53"/>
        <table:table-column table:style-name="co19" table:default-cell-style-name="ce561"/>
        <table:table-column table:style-name="co20" table:number-columns-repeated="5" table:default-cell-style-name="ce53"/>
        <table:table-column table:style-name="co20" table:number-columns-repeated="1000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58" office:value-type="string" calcext:value-type="string">
            <text:p>ammo_name</text:p>
          </table:table-cell>
          <table:table-cell table:style-name="ce121" office:value-type="string" calcext:value-type="string">
            <text:p>damage</text:p>
          </table:table-cell>
          <table:table-cell table:style-name="ce121" office:value-type="string" calcext:value-type="string">
            <text:p>vspeed</text:p>
          </table:table-cell>
          <table:table-cell table:style-name="ce121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63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270" office:value-type="string" calcext:value-type="string">
            <text:p>pattern</text:p>
          </table:table-cell>
          <table:table-cell table:style-name="ce270" office:value-type="string" calcext:value-type="string">
            <text:p>angspeed</text:p>
          </table:table-cell>
          <table:table-cell table:style-name="ce270" office:value-type="string" calcext:value-type="string">
            <text:p>radius</text:p>
          </table:table-cell>
          <table:table-cell table:style-name="ce270" office:value-type="string" calcext:value-type="string">
            <text:p>clockwise</text:p>
          </table:table-cell>
          <table:table-cell table:style-name="ce270" office:value-type="string" calcext:value-type="string">
            <text:p>centered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number-columns-repeated="1000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59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266" table:content-validation-name="val2" office:value-type="float" office:value="0" calcext:value-type="float">
            <text:p>0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number-columns-repeated="1000"/>
        </table:table-row>
        <table:table-row table:style-name="ro1">
          <table:table-cell table:style-name="ce25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23" office:value-type="string" calcext:value-type="string">
            <text:p>2D/Equipment/laser_red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795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number-columns-repeated="1000"/>
        </table:table-row>
        <table:table-row table:style-name="ro1">
          <table:table-cell table:style-name="ce27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24" office:value-type="string" calcext:value-type="string">
            <text:p>2D/Equipment/laser_red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796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33" office:value-type="float" office:value="150" calcext:value-type="float">
            <text:p>1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590" office:value-type="float" office:value="150" calcext:value-type="float">
            <text:p>1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34" office:value-type="float" office:value="150" calcext:value-type="float">
            <text:p>1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37" office:value-type="float" office:value="150" calcext:value-type="float">
            <text:p>1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601" office:value-type="float" office:value="150" calcext:value-type="float">
            <text:p>1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200" calcext:value-type="float">
            <text:p>2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number-columns-repeated="1000"/>
        </table:table-row>
        <table:table-row table:style-name="ro1">
          <table:table-cell table:style-name="ce16" office:value-type="string" calcext:value-type="string">
            <text:p>V_Gamma3_laserR</text:p>
          </table:table-cell>
          <table:table-cell table:style-name="ce16" office:value-type="string" calcext:value-type="string">
            <text:p>Vanguard_Gamma3_Laser_Right</text:p>
          </table:table-cell>
          <table:table-cell table:style-name="ce26" office:value-type="string" calcext:value-type="string">
            <text:p>2D/Equipment/laser_red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42" office:value-type="float" office:value="150" calcext:value-type="float">
            <text:p>1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694" office:value-type="float" office:value="150" calcext:value-type="float">
            <text:p>1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260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43" office:value-type="float" office:value="100" calcext:value-type="float">
            <text:p>100</text:p>
          </table:table-cell>
          <table:table-cell table:style-name="ce162" office:value-type="float" office:value="230" calcext:value-type="float">
            <text:p>230</text:p>
          </table:table-cell>
          <table:table-cell table:style-name="ce233" office:value-type="float" office:value="0" calcext:value-type="float">
            <text:p>0</text:p>
          </table:table-cell>
          <table:table-cell table:style-name="ce240" office:value-type="string" calcext:value-type="string">
            <text:p>0.0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2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50" calcext:value-type="float">
            <text:p>15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7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29" office:value-type="string" calcext:value-type="string">
            <text:p>2D/Equipment/laser_red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261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32" office:value-type="string" calcext:value-type="string">
            <text:p>2D/Equipment/laser_red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6" calcext:value-type="float">
            <text:p>6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262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number-columns-repeated="1000"/>
        </table:table-row>
        <table:table-row table:style-name="ro1">
          <table:table-cell table:style-name="ce18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41" office:value-type="string" calcext:value-type="string">
            <text:p>2D/Equipment/laser_red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697" office:value-type="float" office:value="150" calcext:value-type="float">
            <text:p>1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876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number-columns-repeated="100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60:Feuille1.F60 Feuille1.N21:Feuille1.N60 Feuille1.R21:Feuille1.S60 Feuille1.L21:Feuille1.L60 Feuille1.N66:Feuille1.N66 Feuille1.R66:Feuille1.S66 Feuille1.K45:Feuille1.K45 Feuille1.K60:Feuille1.K60 Feuille1.L66:Feuille1.L66 Feuille1.K2:Feuille1.L2 Feuille1.N2:Feuille1.N2 Feuille1.R2:Feuille1.S2 Feuille1.A2:Feuille1.F2 Feuille1.A21:Feuille1.F60 Feuille1.N5:Feuille1.N18 Feuille1.R5:Feuille1.S18 Feuille1.K21:Feuille1.K41 Feuille1.A5:Feuille1.F18 Feuille1.K5:Feuille1.L18 Feuille1.K43:Feuille1.K44 Feuille1.K49:Feuille1.K59 Feuille1.A62:Feuille1.F62 Feuille1.K62:Feuille1.L62 Feuille1.K63:Feuille1.L64 Feuille1.A63:Feuille1.F66 Feuille1.N62:Feuille1.N64 Feuille1.R62:Feuille1.S64 Feuille1.H2:Feuille1.I2">
            <calcext:condition calcext:apply-style-name="Cellule invalide" calcext:value="=&quot;&quot;" calcext:base-cell-address="Feuille1.A2"/>
          </calcext:conditional-format>
          <calcext:conditional-format calcext:target-range-address="Feuille1.M21:Feuille1.M60 Feuille1.M66:Feuille1.M66 Feuille1.K46:Feuille1.K48 Feuille1.M2:Feuille1.M2 Feuille1.M5:Feuille1.M18 Feuille1.M62:Feuille1.M64">
            <calcext:condition calcext:apply-style-name="Cellule grisée" calcext:value="formula-is(#REF!=0)" calcext:base-cell-address="Feuille1.K2"/>
          </calcext:conditional-format>
          <calcext:conditional-format calcext:target-range-address="Feuille1.O21:Feuille1.O60 Feuille1.O66:Feuille1.O66 Feuille1.O2:Feuille1.O2 Feuille1.O5:Feuille1.O18 Feuille1.O62:Feuille1.O64">
            <calcext:condition calcext:apply-style-name="Cellule grisée" calcext:value="formula-is(#REF!=1)" calcext:base-cell-address="Feuille1.O2"/>
            <calcext:condition calcext:apply-style-name="Cellule invalide" calcext:value="formula-is(AND(#REF!&gt;1;#REF!=&quot;&quot;))" calcext:base-cell-address="Feuille1.O2"/>
          </calcext:conditional-format>
          <calcext:conditional-format calcext:target-range-address="Feuille1.P21:Feuille1.P60 Feuille1.P66:Feuille1.P66 Feuille1.P2:Feuille1.P2 Feuille1.P5:Feuille1.P18 Feuille1.P62:Feuille1.P64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1:Feuille1.Q60 Feuille1.Q66:Feuille1.Q66 Feuille1.Q2:Feuille1.Q2 Feuille1.Q5:Feuille1.Q18 Feuille1.Q62:Feuille1.Q64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L3:Feuille1.L3 Feuille1.N3:Feuille1.N3 Feuille1.R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O3:Feuille1.O3">
            <calcext:condition calcext:apply-style-name="Cellule grisée" calcext:value="formula-is([.N3]=1)" calcext:base-cell-address="Feuille1.O3"/>
            <calcext:condition calcext:apply-style-name="Cellule invalide" calcext:value="formula-is(AND([.N3]&gt;1;[.O3]=&quot;&quot;))" calcext:base-cell-address="Feuille1.O3"/>
          </calcext:conditional-format>
          <calcext:conditional-format calcext:target-range-address="Feuille1.P3:Feuille1.P3">
            <calcext:condition calcext:apply-style-name="Cellule grisée" calcext:value="formula-is([.N3]=1)" calcext:base-cell-address="Feuille1.P3"/>
            <calcext:condition calcext:apply-style-name="Cellule invalide" calcext:value="formula-is(AND([.N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N3]=1)" calcext:base-cell-address="Feuille1.Q3"/>
            <calcext:condition calcext:apply-style-name="Cellule invalide" calcext:value="formula-is(AND([.N3]&gt;1;[.Q3]=&quot;&quot;))" calcext:base-cell-address="Feuille1.Q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K66:Feuille1.K66">
            <calcext:condition calcext:apply-style-name="Cellule invalide" calcext:value="=&quot;&quot;" calcext:base-cell-address="Feuille1.K66"/>
          </calcext:conditional-format>
          <calcext:conditional-format calcext:target-range-address="Feuille1.N68:Feuille1.N68 Feuille1.R68:Feuille1.R68 Feuille1.L68:Feuille1.L68 Feuille1.C68:Feuille1.F68">
            <calcext:condition calcext:apply-style-name="Cellule invalide" calcext:value="=&quot;&quot;" calcext:base-cell-address="Feuille1.C68"/>
          </calcext:conditional-format>
          <calcext:conditional-format calcext:target-range-address="Feuille1.M68:Feuille1.M68">
            <calcext:condition calcext:apply-style-name="Cellule grisée" calcext:value="formula-is(#REF!=0)" calcext:base-cell-address="Feuille1.M68"/>
          </calcext:conditional-format>
          <calcext:conditional-format calcext:target-range-address="Feuille1.O68:Feuille1.O68">
            <calcext:condition calcext:apply-style-name="Cellule grisée" calcext:value="formula-is(#REF!=1)" calcext:base-cell-address="Feuille1.O68"/>
            <calcext:condition calcext:apply-style-name="Cellule invalide" calcext:value="formula-is(AND(#REF!&gt;1;#REF!=&quot;&quot;))" calcext:base-cell-address="Feuille1.O68"/>
          </calcext:conditional-format>
          <calcext:conditional-format calcext:target-range-address="Feuille1.P68:Feuille1.P68">
            <calcext:condition calcext:apply-style-name="Cellule grisée" calcext:value="formula-is(#REF!=1)" calcext:base-cell-address="Feuille1.P68"/>
            <calcext:condition calcext:apply-style-name="Cellule invalide" calcext:value="formula-is(AND(#REF!&gt;1;#REF!=&quot;&quot;))" calcext:base-cell-address="Feuille1.P68"/>
          </calcext:conditional-format>
          <calcext:conditional-format calcext:target-range-address="Feuille1.Q68:Feuille1.Q68">
            <calcext:condition calcext:apply-style-name="Cellule grisée" calcext:value="formula-is(#REF!=1)" calcext:base-cell-address="Feuille1.Q68"/>
            <calcext:condition calcext:apply-style-name="Cellule invalide" calcext:value="formula-is(AND(#REF!&gt;1;#REF!=&quot;&quot;))" calcext:base-cell-address="Feuille1.Q68"/>
          </calcext:conditional-format>
          <calcext:conditional-format calcext:target-range-address="Feuille1.K68:Feuille1.K68">
            <calcext:condition calcext:apply-style-name="Cellule invalide" calcext:value="=&quot;&quot;" calcext:base-cell-address="Feuille1.K68"/>
          </calcext:conditional-format>
          <calcext:conditional-format calcext:target-range-address="Feuille1.N69:Feuille1.N69 Feuille1.R69:Feuille1.R69 Feuille1.H69:Feuille1.I69 Feuille1.L69:Feuille1.L69 Feuille1.C69:Feuille1.F69">
            <calcext:condition calcext:apply-style-name="Cellule invalide" calcext:value="=&quot;&quot;" calcext:base-cell-address="Feuille1.C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O69:Feuille1.O69">
            <calcext:condition calcext:apply-style-name="Cellule grisée" calcext:value="formula-is(#REF!=1)" calcext:base-cell-address="Feuille1.O69"/>
            <calcext:condition calcext:apply-style-name="Cellule invalide" calcext:value="formula-is(AND(#REF!&gt;1;#REF!=&quot;&quot;))" calcext:base-cell-address="Feuille1.O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S69:Feuille1.S69">
            <calcext:condition calcext:apply-style-name="Cellule invalide" calcext:value="=&quot;&quot;" calcext:base-cell-address="Feuille1.S69"/>
          </calcext:conditional-format>
          <calcext:conditional-format calcext:target-range-address="Feuille1.S68:Feuille1.S68">
            <calcext:condition calcext:apply-style-name="Cellule invalide" calcext:value="=&quot;&quot;" calcext:base-cell-address="Feuille1.S68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5:Feuille1.G5">
            <calcext:condition calcext:apply-style-name="Cellule grisée" calcext:value="formula-is([.F5]=0)" calcext:base-cell-address="Feuille1.G5"/>
            <calcext:condition calcext:apply-style-name="Cellule invalide" calcext:value="formula-is(AND([.F5]&lt;&gt;0;[.G5]=&quot;&quot;))" calcext:base-cell-address="Feuille1.G5"/>
          </calcext:conditional-format>
          <calcext:conditional-format calcext:target-range-address="Feuille1.H5:Feuille1.I5">
            <calcext:condition calcext:apply-style-name="Cellule invalide" calcext:value="=&quot;&quot;" calcext:base-cell-address="Feuille1.H5"/>
          </calcext:conditional-format>
          <calcext:conditional-format calcext:target-range-address="Feuille1.T2:Feuille1.T2">
            <calcext:condition calcext:apply-style-name="Cellule invalide" calcext:value="=&quot;&quot;" calcext:base-cell-address="Feuille1.T2"/>
          </calcext:conditional-format>
          <calcext:conditional-format calcext:target-range-address="Feuille1.U2:Feuille1.U2">
            <calcext:condition calcext:apply-style-name="Cellule grisée" calcext:value="formula-is([.T2]=0)" calcext:base-cell-address="Feuille1.U2"/>
            <calcext:condition calcext:apply-style-name="Cellule invalide" calcext:value="formula-is(AND([.T2]&lt;&gt;0;[.U2]=&quot;&quot;))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T2]=0)" calcext:base-cell-address="Feuille1.V2"/>
            <calcext:condition calcext:apply-style-name="Cellule invalide" calcext:value="formula-is(AND([.T2]&lt;&gt;0;[.V2]=&quot;&quot;))" calcext:base-cell-address="Feuille1.V2"/>
          </calcext:conditional-format>
          <calcext:conditional-format calcext:target-range-address="Feuille1.W2:Feuille1.X2">
            <calcext:condition calcext:apply-style-name="Cellule grisée" calcext:value="formula-is([.T2]=0)" calcext:base-cell-address="Feuille1.W2"/>
            <calcext:condition calcext:apply-style-name="Cellule invalide" calcext:value="formula-is(AND([.T2]&lt;&gt;0;[.W2]=&quot;&quot;))" calcext:base-cell-address="Feuille1.W2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U3:Feuille1.U3">
            <calcext:condition calcext:apply-style-name="Cellule grisée" calcext:value="formula-is([.T3]=0)" calcext:base-cell-address="Feuille1.U3"/>
            <calcext:condition calcext:apply-style-name="Cellule invalide" calcext:value="formula-is(AND([.T3]&lt;&gt;0;[.U3]=&quot;&quot;))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T3]=0)" calcext:base-cell-address="Feuille1.V3"/>
            <calcext:condition calcext:apply-style-name="Cellule invalide" calcext:value="formula-is(AND([.T3]&lt;&gt;0;[.V3]=&quot;&quot;))" calcext:base-cell-address="Feuille1.V3"/>
          </calcext:conditional-format>
          <calcext:conditional-format calcext:target-range-address="Feuille1.W3:Feuille1.X3">
            <calcext:condition calcext:apply-style-name="Cellule grisée" calcext:value="formula-is([.T3]=0)" calcext:base-cell-address="Feuille1.W3"/>
            <calcext:condition calcext:apply-style-name="Cellule invalide" calcext:value="formula-is(AND([.T3]&lt;&gt;0;[.W3]=&quot;&quot;))" calcext:base-cell-address="Feuille1.W3"/>
          </calcext:conditional-format>
          <calcext:conditional-format calcext:target-range-address="Feuille1.T5:Feuille1.T5">
            <calcext:condition calcext:apply-style-name="Cellule invalide" calcext:value="=&quot;&quot;" calcext:base-cell-address="Feuille1.T5"/>
          </calcext:conditional-format>
          <calcext:conditional-format calcext:target-range-address="Feuille1.U5:Feuille1.U5">
            <calcext:condition calcext:apply-style-name="Cellule grisée" calcext:value="formula-is([.T5]=0)" calcext:base-cell-address="Feuille1.U5"/>
            <calcext:condition calcext:apply-style-name="Cellule invalide" calcext:value="formula-is(AND([.T5]&lt;&gt;0;[.U5]=&quot;&quot;))" calcext:base-cell-address="Feuille1.U5"/>
          </calcext:conditional-format>
          <calcext:conditional-format calcext:target-range-address="Feuille1.V5:Feuille1.V5">
            <calcext:condition calcext:apply-style-name="Cellule grisée" calcext:value="formula-is([.T5]=0)" calcext:base-cell-address="Feuille1.V5"/>
            <calcext:condition calcext:apply-style-name="Cellule invalide" calcext:value="formula-is(AND([.T5]&lt;&gt;0;[.V5]=&quot;&quot;))" calcext:base-cell-address="Feuille1.V5"/>
          </calcext:conditional-format>
          <calcext:conditional-format calcext:target-range-address="Feuille1.W5:Feuille1.X5">
            <calcext:condition calcext:apply-style-name="Cellule grisée" calcext:value="formula-is([.T5]=0)" calcext:base-cell-address="Feuille1.W5"/>
            <calcext:condition calcext:apply-style-name="Cellule invalide" calcext:value="formula-is(AND([.T5]&lt;&gt;0;[.W5]=&quot;&quot;))" calcext:base-cell-address="Feuille1.W5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grisée" calcext:value="formula-is([.T6]=0)" calcext:base-cell-address="Feuille1.U6"/>
            <calcext:condition calcext:apply-style-name="Cellule invalide" calcext:value="formula-is(AND([.T6]&lt;&gt;0;[.U6]=&quot;&quot;))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T6]=0)" calcext:base-cell-address="Feuille1.V6"/>
            <calcext:condition calcext:apply-style-name="Cellule invalide" calcext:value="formula-is(AND([.T6]&lt;&gt;0;[.V6]=&quot;&quot;))" calcext:base-cell-address="Feuille1.V6"/>
          </calcext:conditional-format>
          <calcext:conditional-format calcext:target-range-address="Feuille1.W6:Feuille1.X6">
            <calcext:condition calcext:apply-style-name="Cellule grisée" calcext:value="formula-is([.T6]=0)" calcext:base-cell-address="Feuille1.W6"/>
            <calcext:condition calcext:apply-style-name="Cellule invalide" calcext:value="formula-is(AND([.T6]&lt;&gt;0;[.W6]=&quot;&quot;))" calcext:base-cell-address="Feuille1.W6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grisée" calcext:value="formula-is([.T7]=0)" calcext:base-cell-address="Feuille1.U7"/>
            <calcext:condition calcext:apply-style-name="Cellule invalide" calcext:value="formula-is(AND([.T7]&lt;&gt;0;[.U7]=&quot;&quot;))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T7]=0)" calcext:base-cell-address="Feuille1.V7"/>
            <calcext:condition calcext:apply-style-name="Cellule invalide" calcext:value="formula-is(AND([.T7]&lt;&gt;0;[.V7]=&quot;&quot;))" calcext:base-cell-address="Feuille1.V7"/>
          </calcext:conditional-format>
          <calcext:conditional-format calcext:target-range-address="Feuille1.W7:Feuille1.X7">
            <calcext:condition calcext:apply-style-name="Cellule grisée" calcext:value="formula-is([.T7]=0)" calcext:base-cell-address="Feuille1.W7"/>
            <calcext:condition calcext:apply-style-name="Cellule invalide" calcext:value="formula-is(AND([.T7]&lt;&gt;0;[.W7]=&quot;&quot;))" calcext:base-cell-address="Feuille1.W7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grisée" calcext:value="formula-is([.T8]=0)" calcext:base-cell-address="Feuille1.U8"/>
            <calcext:condition calcext:apply-style-name="Cellule invalide" calcext:value="formula-is(AND([.T8]&lt;&gt;0;[.U8]=&quot;&quot;))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T8]=0)" calcext:base-cell-address="Feuille1.V8"/>
            <calcext:condition calcext:apply-style-name="Cellule invalide" calcext:value="formula-is(AND([.T8]&lt;&gt;0;[.V8]=&quot;&quot;))" calcext:base-cell-address="Feuille1.V8"/>
          </calcext:conditional-format>
          <calcext:conditional-format calcext:target-range-address="Feuille1.W8:Feuille1.X8">
            <calcext:condition calcext:apply-style-name="Cellule grisée" calcext:value="formula-is([.T8]=0)" calcext:base-cell-address="Feuille1.W8"/>
            <calcext:condition calcext:apply-style-name="Cellule invalide" calcext:value="formula-is(AND([.T8]&lt;&gt;0;[.W8]=&quot;&quot;))" calcext:base-cell-address="Feuille1.W8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grisée" calcext:value="formula-is([.T9]=0)" calcext:base-cell-address="Feuille1.U9"/>
            <calcext:condition calcext:apply-style-name="Cellule invalide" calcext:value="formula-is(AND([.T9]&lt;&gt;0;[.U9]=&quot;&quot;))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T9]=0)" calcext:base-cell-address="Feuille1.V9"/>
            <calcext:condition calcext:apply-style-name="Cellule invalide" calcext:value="formula-is(AND([.T9]&lt;&gt;0;[.V9]=&quot;&quot;))" calcext:base-cell-address="Feuille1.V9"/>
          </calcext:conditional-format>
          <calcext:conditional-format calcext:target-range-address="Feuille1.W9:Feuille1.X9">
            <calcext:condition calcext:apply-style-name="Cellule grisée" calcext:value="formula-is([.T9]=0)" calcext:base-cell-address="Feuille1.W9"/>
            <calcext:condition calcext:apply-style-name="Cellule invalide" calcext:value="formula-is(AND([.T9]&lt;&gt;0;[.W9]=&quot;&quot;))" calcext:base-cell-address="Feuille1.W9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grisée" calcext:value="formula-is([.T10]=0)" calcext:base-cell-address="Feuille1.U10"/>
            <calcext:condition calcext:apply-style-name="Cellule invalide" calcext:value="formula-is(AND([.T10]&lt;&gt;0;[.U10]=&quot;&quot;))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T10]=0)" calcext:base-cell-address="Feuille1.V10"/>
            <calcext:condition calcext:apply-style-name="Cellule invalide" calcext:value="formula-is(AND([.T10]&lt;&gt;0;[.V10]=&quot;&quot;))" calcext:base-cell-address="Feuille1.V10"/>
          </calcext:conditional-format>
          <calcext:conditional-format calcext:target-range-address="Feuille1.W10:Feuille1.X10">
            <calcext:condition calcext:apply-style-name="Cellule grisée" calcext:value="formula-is([.T10]=0)" calcext:base-cell-address="Feuille1.W10"/>
            <calcext:condition calcext:apply-style-name="Cellule invalide" calcext:value="formula-is(AND([.T10]&lt;&gt;0;[.W10]=&quot;&quot;))" calcext:base-cell-address="Feuille1.W10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U11:Feuille1.U11">
            <calcext:condition calcext:apply-style-name="Cellule grisée" calcext:value="formula-is([.T11]=0)" calcext:base-cell-address="Feuille1.U11"/>
            <calcext:condition calcext:apply-style-name="Cellule invalide" calcext:value="formula-is(AND([.T11]&lt;&gt;0;[.U11]=&quot;&quot;))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T11]=0)" calcext:base-cell-address="Feuille1.V11"/>
            <calcext:condition calcext:apply-style-name="Cellule invalide" calcext:value="formula-is(AND([.T11]&lt;&gt;0;[.V11]=&quot;&quot;))" calcext:base-cell-address="Feuille1.V11"/>
          </calcext:conditional-format>
          <calcext:conditional-format calcext:target-range-address="Feuille1.W11:Feuille1.X11">
            <calcext:condition calcext:apply-style-name="Cellule grisée" calcext:value="formula-is([.T11]=0)" calcext:base-cell-address="Feuille1.W11"/>
            <calcext:condition calcext:apply-style-name="Cellule invalide" calcext:value="formula-is(AND([.T11]&lt;&gt;0;[.W11]=&quot;&quot;))" calcext:base-cell-address="Feuille1.W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U12:Feuille1.U12">
            <calcext:condition calcext:apply-style-name="Cellule grisée" calcext:value="formula-is([.T12]=0)" calcext:base-cell-address="Feuille1.U12"/>
            <calcext:condition calcext:apply-style-name="Cellule invalide" calcext:value="formula-is(AND([.T12]&lt;&gt;0;[.U12]=&quot;&quot;))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T12]=0)" calcext:base-cell-address="Feuille1.V12"/>
            <calcext:condition calcext:apply-style-name="Cellule invalide" calcext:value="formula-is(AND([.T12]&lt;&gt;0;[.V12]=&quot;&quot;))" calcext:base-cell-address="Feuille1.V12"/>
          </calcext:conditional-format>
          <calcext:conditional-format calcext:target-range-address="Feuille1.W12:Feuille1.X12">
            <calcext:condition calcext:apply-style-name="Cellule grisée" calcext:value="formula-is([.T12]=0)" calcext:base-cell-address="Feuille1.W12"/>
            <calcext:condition calcext:apply-style-name="Cellule invalide" calcext:value="formula-is(AND([.T12]&lt;&gt;0;[.W12]=&quot;&quot;))" calcext:base-cell-address="Feuille1.W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U13:Feuille1.U13">
            <calcext:condition calcext:apply-style-name="Cellule grisée" calcext:value="formula-is([.T13]=0)" calcext:base-cell-address="Feuille1.U13"/>
            <calcext:condition calcext:apply-style-name="Cellule invalide" calcext:value="formula-is(AND([.T13]&lt;&gt;0;[.U13]=&quot;&quot;))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T13]=0)" calcext:base-cell-address="Feuille1.V13"/>
            <calcext:condition calcext:apply-style-name="Cellule invalide" calcext:value="formula-is(AND([.T13]&lt;&gt;0;[.V13]=&quot;&quot;))" calcext:base-cell-address="Feuille1.V13"/>
          </calcext:conditional-format>
          <calcext:conditional-format calcext:target-range-address="Feuille1.W13:Feuille1.X13">
            <calcext:condition calcext:apply-style-name="Cellule grisée" calcext:value="formula-is([.T13]=0)" calcext:base-cell-address="Feuille1.W13"/>
            <calcext:condition calcext:apply-style-name="Cellule invalide" calcext:value="formula-is(AND([.T13]&lt;&gt;0;[.W13]=&quot;&quot;))" calcext:base-cell-address="Feuille1.W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U14:Feuille1.U14">
            <calcext:condition calcext:apply-style-name="Cellule grisée" calcext:value="formula-is([.T14]=0)" calcext:base-cell-address="Feuille1.U14"/>
            <calcext:condition calcext:apply-style-name="Cellule invalide" calcext:value="formula-is(AND([.T14]&lt;&gt;0;[.U14]=&quot;&quot;))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T14]=0)" calcext:base-cell-address="Feuille1.V14"/>
            <calcext:condition calcext:apply-style-name="Cellule invalide" calcext:value="formula-is(AND([.T14]&lt;&gt;0;[.V14]=&quot;&quot;))" calcext:base-cell-address="Feuille1.V14"/>
          </calcext:conditional-format>
          <calcext:conditional-format calcext:target-range-address="Feuille1.W14:Feuille1.X14">
            <calcext:condition calcext:apply-style-name="Cellule grisée" calcext:value="formula-is([.T14]=0)" calcext:base-cell-address="Feuille1.W14"/>
            <calcext:condition calcext:apply-style-name="Cellule invalide" calcext:value="formula-is(AND([.T14]&lt;&gt;0;[.W14]=&quot;&quot;))" calcext:base-cell-address="Feuille1.W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U15:Feuille1.U15">
            <calcext:condition calcext:apply-style-name="Cellule grisée" calcext:value="formula-is([.T15]=0)" calcext:base-cell-address="Feuille1.U15"/>
            <calcext:condition calcext:apply-style-name="Cellule invalide" calcext:value="formula-is(AND([.T15]&lt;&gt;0;[.U15]=&quot;&quot;))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T15]=0)" calcext:base-cell-address="Feuille1.V15"/>
            <calcext:condition calcext:apply-style-name="Cellule invalide" calcext:value="formula-is(AND([.T15]&lt;&gt;0;[.V15]=&quot;&quot;))" calcext:base-cell-address="Feuille1.V15"/>
          </calcext:conditional-format>
          <calcext:conditional-format calcext:target-range-address="Feuille1.W15:Feuille1.X15">
            <calcext:condition calcext:apply-style-name="Cellule grisée" calcext:value="formula-is([.T15]=0)" calcext:base-cell-address="Feuille1.W15"/>
            <calcext:condition calcext:apply-style-name="Cellule invalide" calcext:value="formula-is(AND([.T15]&lt;&gt;0;[.W15]=&quot;&quot;))" calcext:base-cell-address="Feuille1.W15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grisée" calcext:value="formula-is([.T16]=0)" calcext:base-cell-address="Feuille1.U16"/>
            <calcext:condition calcext:apply-style-name="Cellule invalide" calcext:value="formula-is(AND([.T16]&lt;&gt;0;[.U16]=&quot;&quot;))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T16]=0)" calcext:base-cell-address="Feuille1.V16"/>
            <calcext:condition calcext:apply-style-name="Cellule invalide" calcext:value="formula-is(AND([.T16]&lt;&gt;0;[.V16]=&quot;&quot;))" calcext:base-cell-address="Feuille1.V16"/>
          </calcext:conditional-format>
          <calcext:conditional-format calcext:target-range-address="Feuille1.W16:Feuille1.X16">
            <calcext:condition calcext:apply-style-name="Cellule grisée" calcext:value="formula-is([.T16]=0)" calcext:base-cell-address="Feuille1.W16"/>
            <calcext:condition calcext:apply-style-name="Cellule invalide" calcext:value="formula-is(AND([.T16]&lt;&gt;0;[.W16]=&quot;&quot;))" calcext:base-cell-address="Feuille1.W16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grisée" calcext:value="formula-is([.T17]=0)" calcext:base-cell-address="Feuille1.U17"/>
            <calcext:condition calcext:apply-style-name="Cellule invalide" calcext:value="formula-is(AND([.T17]&lt;&gt;0;[.U17]=&quot;&quot;))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T17]=0)" calcext:base-cell-address="Feuille1.V17"/>
            <calcext:condition calcext:apply-style-name="Cellule invalide" calcext:value="formula-is(AND([.T17]&lt;&gt;0;[.V17]=&quot;&quot;))" calcext:base-cell-address="Feuille1.V17"/>
          </calcext:conditional-format>
          <calcext:conditional-format calcext:target-range-address="Feuille1.W17:Feuille1.X17">
            <calcext:condition calcext:apply-style-name="Cellule grisée" calcext:value="formula-is([.T17]=0)" calcext:base-cell-address="Feuille1.W17"/>
            <calcext:condition calcext:apply-style-name="Cellule invalide" calcext:value="formula-is(AND([.T17]&lt;&gt;0;[.W17]=&quot;&quot;))" calcext:base-cell-address="Feuille1.W17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[.T18]=0)" calcext:base-cell-address="Feuille1.U18"/>
            <calcext:condition calcext:apply-style-name="Cellule invalide" calcext:value="formula-is(AND([.T18]&lt;&gt;0;[.U18]=&quot;&quot;))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T18]=0)" calcext:base-cell-address="Feuille1.V18"/>
            <calcext:condition calcext:apply-style-name="Cellule invalide" calcext:value="formula-is(AND([.T18]&lt;&gt;0;[.V18]=&quot;&quot;))" calcext:base-cell-address="Feuille1.V18"/>
          </calcext:conditional-format>
          <calcext:conditional-format calcext:target-range-address="Feuille1.W18:Feuille1.X18">
            <calcext:condition calcext:apply-style-name="Cellule grisée" calcext:value="formula-is([.T18]=0)" calcext:base-cell-address="Feuille1.W18"/>
            <calcext:condition calcext:apply-style-name="Cellule invalide" calcext:value="formula-is(AND([.T18]&lt;&gt;0;[.W18]=&quot;&quot;))" calcext:base-cell-address="Feuille1.W18"/>
          </calcext:conditional-format>
          <calcext:conditional-format calcext:target-range-address="Feuille1.T21:Feuille1.T21">
            <calcext:condition calcext:apply-style-name="Cellule invalide" calcext:value="=&quot;&quot;" calcext:base-cell-address="Feuille1.T21"/>
          </calcext:conditional-format>
          <calcext:conditional-format calcext:target-range-address="Feuille1.U21:Feuille1.U21">
            <calcext:condition calcext:apply-style-name="Cellule grisée" calcext:value="formula-is([.T21]=0)" calcext:base-cell-address="Feuille1.U21"/>
            <calcext:condition calcext:apply-style-name="Cellule invalide" calcext:value="formula-is(AND([.T21]&lt;&gt;0;[.U21]=&quot;&quot;))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T21]=0)" calcext:base-cell-address="Feuille1.V21"/>
            <calcext:condition calcext:apply-style-name="Cellule invalide" calcext:value="formula-is(AND([.T21]&lt;&gt;0;[.V21]=&quot;&quot;))" calcext:base-cell-address="Feuille1.V21"/>
          </calcext:conditional-format>
          <calcext:conditional-format calcext:target-range-address="Feuille1.W21:Feuille1.X21">
            <calcext:condition calcext:apply-style-name="Cellule grisée" calcext:value="formula-is([.T21]=0)" calcext:base-cell-address="Feuille1.W21"/>
            <calcext:condition calcext:apply-style-name="Cellule invalide" calcext:value="formula-is(AND([.T21]&lt;&gt;0;[.W21]=&quot;&quot;))" calcext:base-cell-address="Feuille1.W21"/>
          </calcext:conditional-format>
          <calcext:conditional-format calcext:target-range-address="Feuille1.T22:Feuille1.T22">
            <calcext:condition calcext:apply-style-name="Cellule invalide" calcext:value="=&quot;&quot;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[.T22]=0)" calcext:base-cell-address="Feuille1.U22"/>
            <calcext:condition calcext:apply-style-name="Cellule invalide" calcext:value="formula-is(AND([.T22]&lt;&gt;0;[.U22]=&quot;&quot;))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T22]=0)" calcext:base-cell-address="Feuille1.V22"/>
            <calcext:condition calcext:apply-style-name="Cellule invalide" calcext:value="formula-is(AND([.T22]&lt;&gt;0;[.V22]=&quot;&quot;))" calcext:base-cell-address="Feuille1.V22"/>
          </calcext:conditional-format>
          <calcext:conditional-format calcext:target-range-address="Feuille1.W22:Feuille1.X22">
            <calcext:condition calcext:apply-style-name="Cellule grisée" calcext:value="formula-is([.T22]=0)" calcext:base-cell-address="Feuille1.W22"/>
            <calcext:condition calcext:apply-style-name="Cellule invalide" calcext:value="formula-is(AND([.T22]&lt;&gt;0;[.W22]=&quot;&quot;))" calcext:base-cell-address="Feuille1.W22"/>
          </calcext:conditional-format>
          <calcext:conditional-format calcext:target-range-address="Feuille1.T23:Feuille1.T23">
            <calcext:condition calcext:apply-style-name="Cellule invalide" calcext:value="=&quot;&quot;" calcext:base-cell-address="Feuille1.T23"/>
          </calcext:conditional-format>
          <calcext:conditional-format calcext:target-range-address="Feuille1.U23:Feuille1.U23">
            <calcext:condition calcext:apply-style-name="Cellule grisée" calcext:value="formula-is([.T23]=0)" calcext:base-cell-address="Feuille1.U23"/>
            <calcext:condition calcext:apply-style-name="Cellule invalide" calcext:value="formula-is(AND([.T23]&lt;&gt;0;[.U23]=&quot;&quot;))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T23]=0)" calcext:base-cell-address="Feuille1.V23"/>
            <calcext:condition calcext:apply-style-name="Cellule invalide" calcext:value="formula-is(AND([.T23]&lt;&gt;0;[.V23]=&quot;&quot;))" calcext:base-cell-address="Feuille1.V23"/>
          </calcext:conditional-format>
          <calcext:conditional-format calcext:target-range-address="Feuille1.W23:Feuille1.X23">
            <calcext:condition calcext:apply-style-name="Cellule grisée" calcext:value="formula-is([.T23]=0)" calcext:base-cell-address="Feuille1.W23"/>
            <calcext:condition calcext:apply-style-name="Cellule invalide" calcext:value="formula-is(AND([.T23]&lt;&gt;0;[.W23]=&quot;&quot;))" calcext:base-cell-address="Feuille1.W23"/>
          </calcext:conditional-format>
          <calcext:conditional-format calcext:target-range-address="Feuille1.T24:Feuille1.T24">
            <calcext:condition calcext:apply-style-name="Cellule invalide" calcext:value="=&quot;&quot;" calcext:base-cell-address="Feuille1.T24"/>
          </calcext:conditional-format>
          <calcext:conditional-format calcext:target-range-address="Feuille1.U24:Feuille1.U24">
            <calcext:condition calcext:apply-style-name="Cellule grisée" calcext:value="formula-is([.T24]=0)" calcext:base-cell-address="Feuille1.U24"/>
            <calcext:condition calcext:apply-style-name="Cellule invalide" calcext:value="formula-is(AND([.T24]&lt;&gt;0;[.U24]=&quot;&quot;))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T24]=0)" calcext:base-cell-address="Feuille1.V24"/>
            <calcext:condition calcext:apply-style-name="Cellule invalide" calcext:value="formula-is(AND([.T24]&lt;&gt;0;[.V24]=&quot;&quot;))" calcext:base-cell-address="Feuille1.V24"/>
          </calcext:conditional-format>
          <calcext:conditional-format calcext:target-range-address="Feuille1.W24:Feuille1.X24">
            <calcext:condition calcext:apply-style-name="Cellule grisée" calcext:value="formula-is([.T24]=0)" calcext:base-cell-address="Feuille1.W24"/>
            <calcext:condition calcext:apply-style-name="Cellule invalide" calcext:value="formula-is(AND([.T24]&lt;&gt;0;[.W24]=&quot;&quot;))" calcext:base-cell-address="Feuille1.W24"/>
          </calcext:conditional-format>
          <calcext:conditional-format calcext:target-range-address="Feuille1.T25:Feuille1.T25">
            <calcext:condition calcext:apply-style-name="Cellule invalide" calcext:value="=&quot;&quot;" calcext:base-cell-address="Feuille1.T25"/>
          </calcext:conditional-format>
          <calcext:conditional-format calcext:target-range-address="Feuille1.U25:Feuille1.U25">
            <calcext:condition calcext:apply-style-name="Cellule grisée" calcext:value="formula-is([.T25]=0)" calcext:base-cell-address="Feuille1.U25"/>
            <calcext:condition calcext:apply-style-name="Cellule invalide" calcext:value="formula-is(AND([.T25]&lt;&gt;0;[.U25]=&quot;&quot;))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T25]=0)" calcext:base-cell-address="Feuille1.V25"/>
            <calcext:condition calcext:apply-style-name="Cellule invalide" calcext:value="formula-is(AND([.T25]&lt;&gt;0;[.V25]=&quot;&quot;))" calcext:base-cell-address="Feuille1.V25"/>
          </calcext:conditional-format>
          <calcext:conditional-format calcext:target-range-address="Feuille1.W25:Feuille1.X25">
            <calcext:condition calcext:apply-style-name="Cellule grisée" calcext:value="formula-is([.T25]=0)" calcext:base-cell-address="Feuille1.W25"/>
            <calcext:condition calcext:apply-style-name="Cellule invalide" calcext:value="formula-is(AND([.T25]&lt;&gt;0;[.W25]=&quot;&quot;))" calcext:base-cell-address="Feuille1.W25"/>
          </calcext:conditional-format>
          <calcext:conditional-format calcext:target-range-address="Feuille1.T26:Feuille1.T26">
            <calcext:condition calcext:apply-style-name="Cellule invalide" calcext:value="=&quot;&quot;" calcext:base-cell-address="Feuille1.T26"/>
          </calcext:conditional-format>
          <calcext:conditional-format calcext:target-range-address="Feuille1.U26:Feuille1.U26">
            <calcext:condition calcext:apply-style-name="Cellule grisée" calcext:value="formula-is([.T26]=0)" calcext:base-cell-address="Feuille1.U26"/>
            <calcext:condition calcext:apply-style-name="Cellule invalide" calcext:value="formula-is(AND([.T26]&lt;&gt;0;[.U26]=&quot;&quot;))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T26]=0)" calcext:base-cell-address="Feuille1.V26"/>
            <calcext:condition calcext:apply-style-name="Cellule invalide" calcext:value="formula-is(AND([.T26]&lt;&gt;0;[.V26]=&quot;&quot;))" calcext:base-cell-address="Feuille1.V26"/>
          </calcext:conditional-format>
          <calcext:conditional-format calcext:target-range-address="Feuille1.W26:Feuille1.X26">
            <calcext:condition calcext:apply-style-name="Cellule grisée" calcext:value="formula-is([.T26]=0)" calcext:base-cell-address="Feuille1.W26"/>
            <calcext:condition calcext:apply-style-name="Cellule invalide" calcext:value="formula-is(AND([.T26]&lt;&gt;0;[.W26]=&quot;&quot;))" calcext:base-cell-address="Feuille1.W26"/>
          </calcext:conditional-format>
          <calcext:conditional-format calcext:target-range-address="Feuille1.T27:Feuille1.T27">
            <calcext:condition calcext:apply-style-name="Cellule invalide" calcext:value="=&quot;&quot;" calcext:base-cell-address="Feuille1.T27"/>
          </calcext:conditional-format>
          <calcext:conditional-format calcext:target-range-address="Feuille1.U27:Feuille1.U27">
            <calcext:condition calcext:apply-style-name="Cellule grisée" calcext:value="formula-is([.T27]=0)" calcext:base-cell-address="Feuille1.U27"/>
            <calcext:condition calcext:apply-style-name="Cellule invalide" calcext:value="formula-is(AND([.T27]&lt;&gt;0;[.U27]=&quot;&quot;))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T27]=0)" calcext:base-cell-address="Feuille1.V27"/>
            <calcext:condition calcext:apply-style-name="Cellule invalide" calcext:value="formula-is(AND([.T27]&lt;&gt;0;[.V27]=&quot;&quot;))" calcext:base-cell-address="Feuille1.V27"/>
          </calcext:conditional-format>
          <calcext:conditional-format calcext:target-range-address="Feuille1.W27:Feuille1.X27">
            <calcext:condition calcext:apply-style-name="Cellule grisée" calcext:value="formula-is([.T27]=0)" calcext:base-cell-address="Feuille1.W27"/>
            <calcext:condition calcext:apply-style-name="Cellule invalide" calcext:value="formula-is(AND([.T27]&lt;&gt;0;[.W27]=&quot;&quot;))" calcext:base-cell-address="Feuille1.W27"/>
          </calcext:conditional-format>
          <calcext:conditional-format calcext:target-range-address="Feuille1.T28:Feuille1.T28">
            <calcext:condition calcext:apply-style-name="Cellule invalide" calcext:value="=&quot;&quot;" calcext:base-cell-address="Feuille1.T28"/>
          </calcext:conditional-format>
          <calcext:conditional-format calcext:target-range-address="Feuille1.U28:Feuille1.U28">
            <calcext:condition calcext:apply-style-name="Cellule grisée" calcext:value="formula-is([.T28]=0)" calcext:base-cell-address="Feuille1.U28"/>
            <calcext:condition calcext:apply-style-name="Cellule invalide" calcext:value="formula-is(AND([.T28]&lt;&gt;0;[.U28]=&quot;&quot;))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T28]=0)" calcext:base-cell-address="Feuille1.V28"/>
            <calcext:condition calcext:apply-style-name="Cellule invalide" calcext:value="formula-is(AND([.T28]&lt;&gt;0;[.V28]=&quot;&quot;))" calcext:base-cell-address="Feuille1.V28"/>
          </calcext:conditional-format>
          <calcext:conditional-format calcext:target-range-address="Feuille1.W28:Feuille1.X28">
            <calcext:condition calcext:apply-style-name="Cellule grisée" calcext:value="formula-is([.T28]=0)" calcext:base-cell-address="Feuille1.W28"/>
            <calcext:condition calcext:apply-style-name="Cellule invalide" calcext:value="formula-is(AND([.T28]&lt;&gt;0;[.W28]=&quot;&quot;))" calcext:base-cell-address="Feuille1.W28"/>
          </calcext:conditional-format>
          <calcext:conditional-format calcext:target-range-address="Feuille1.T29:Feuille1.T29">
            <calcext:condition calcext:apply-style-name="Cellule invalide" calcext:value="=&quot;&quot;" calcext:base-cell-address="Feuille1.T29"/>
          </calcext:conditional-format>
          <calcext:conditional-format calcext:target-range-address="Feuille1.U29:Feuille1.U29">
            <calcext:condition calcext:apply-style-name="Cellule grisée" calcext:value="formula-is([.T29]=0)" calcext:base-cell-address="Feuille1.U29"/>
            <calcext:condition calcext:apply-style-name="Cellule invalide" calcext:value="formula-is(AND([.T29]&lt;&gt;0;[.U29]=&quot;&quot;))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T29]=0)" calcext:base-cell-address="Feuille1.V29"/>
            <calcext:condition calcext:apply-style-name="Cellule invalide" calcext:value="formula-is(AND([.T29]&lt;&gt;0;[.V29]=&quot;&quot;))" calcext:base-cell-address="Feuille1.V29"/>
          </calcext:conditional-format>
          <calcext:conditional-format calcext:target-range-address="Feuille1.W29:Feuille1.X29">
            <calcext:condition calcext:apply-style-name="Cellule grisée" calcext:value="formula-is([.T29]=0)" calcext:base-cell-address="Feuille1.W29"/>
            <calcext:condition calcext:apply-style-name="Cellule invalide" calcext:value="formula-is(AND([.T29]&lt;&gt;0;[.W29]=&quot;&quot;))" calcext:base-cell-address="Feuille1.W29"/>
          </calcext:conditional-format>
          <calcext:conditional-format calcext:target-range-address="Feuille1.T30:Feuille1.T30">
            <calcext:condition calcext:apply-style-name="Cellule invalide" calcext:value="=&quot;&quot;" calcext:base-cell-address="Feuille1.T30"/>
          </calcext:conditional-format>
          <calcext:conditional-format calcext:target-range-address="Feuille1.U30:Feuille1.U30">
            <calcext:condition calcext:apply-style-name="Cellule grisée" calcext:value="formula-is([.T30]=0)" calcext:base-cell-address="Feuille1.U30"/>
            <calcext:condition calcext:apply-style-name="Cellule invalide" calcext:value="formula-is(AND([.T30]&lt;&gt;0;[.U30]=&quot;&quot;))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T30]=0)" calcext:base-cell-address="Feuille1.V30"/>
            <calcext:condition calcext:apply-style-name="Cellule invalide" calcext:value="formula-is(AND([.T30]&lt;&gt;0;[.V30]=&quot;&quot;))" calcext:base-cell-address="Feuille1.V30"/>
          </calcext:conditional-format>
          <calcext:conditional-format calcext:target-range-address="Feuille1.W30:Feuille1.X30">
            <calcext:condition calcext:apply-style-name="Cellule grisée" calcext:value="formula-is([.T30]=0)" calcext:base-cell-address="Feuille1.W30"/>
            <calcext:condition calcext:apply-style-name="Cellule invalide" calcext:value="formula-is(AND([.T30]&lt;&gt;0;[.W30]=&quot;&quot;))" calcext:base-cell-address="Feuille1.W30"/>
          </calcext:conditional-format>
          <calcext:conditional-format calcext:target-range-address="Feuille1.T31:Feuille1.T31">
            <calcext:condition calcext:apply-style-name="Cellule invalide" calcext:value="=&quot;&quot;" calcext:base-cell-address="Feuille1.T31"/>
          </calcext:conditional-format>
          <calcext:conditional-format calcext:target-range-address="Feuille1.U31:Feuille1.U31">
            <calcext:condition calcext:apply-style-name="Cellule grisée" calcext:value="formula-is([.T31]=0)" calcext:base-cell-address="Feuille1.U31"/>
            <calcext:condition calcext:apply-style-name="Cellule invalide" calcext:value="formula-is(AND([.T31]&lt;&gt;0;[.U31]=&quot;&quot;))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T31]=0)" calcext:base-cell-address="Feuille1.V31"/>
            <calcext:condition calcext:apply-style-name="Cellule invalide" calcext:value="formula-is(AND([.T31]&lt;&gt;0;[.V31]=&quot;&quot;))" calcext:base-cell-address="Feuille1.V31"/>
          </calcext:conditional-format>
          <calcext:conditional-format calcext:target-range-address="Feuille1.W31:Feuille1.X31">
            <calcext:condition calcext:apply-style-name="Cellule grisée" calcext:value="formula-is([.T31]=0)" calcext:base-cell-address="Feuille1.W31"/>
            <calcext:condition calcext:apply-style-name="Cellule invalide" calcext:value="formula-is(AND([.T31]&lt;&gt;0;[.W31]=&quot;&quot;))" calcext:base-cell-address="Feuille1.W31"/>
          </calcext:conditional-format>
          <calcext:conditional-format calcext:target-range-address="Feuille1.T32:Feuille1.T32">
            <calcext:condition calcext:apply-style-name="Cellule invalide" calcext:value="=&quot;&quot;" calcext:base-cell-address="Feuille1.T32"/>
          </calcext:conditional-format>
          <calcext:conditional-format calcext:target-range-address="Feuille1.U32:Feuille1.U32">
            <calcext:condition calcext:apply-style-name="Cellule grisée" calcext:value="formula-is([.T32]=0)" calcext:base-cell-address="Feuille1.U32"/>
            <calcext:condition calcext:apply-style-name="Cellule invalide" calcext:value="formula-is(AND([.T32]&lt;&gt;0;[.U32]=&quot;&quot;))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T32]=0)" calcext:base-cell-address="Feuille1.V32"/>
            <calcext:condition calcext:apply-style-name="Cellule invalide" calcext:value="formula-is(AND([.T32]&lt;&gt;0;[.V32]=&quot;&quot;))" calcext:base-cell-address="Feuille1.V32"/>
          </calcext:conditional-format>
          <calcext:conditional-format calcext:target-range-address="Feuille1.W32:Feuille1.X32">
            <calcext:condition calcext:apply-style-name="Cellule grisée" calcext:value="formula-is([.T32]=0)" calcext:base-cell-address="Feuille1.W32"/>
            <calcext:condition calcext:apply-style-name="Cellule invalide" calcext:value="formula-is(AND([.T32]&lt;&gt;0;[.W32]=&quot;&quot;))" calcext:base-cell-address="Feuille1.W32"/>
          </calcext:conditional-format>
          <calcext:conditional-format calcext:target-range-address="Feuille1.T33:Feuille1.T33">
            <calcext:condition calcext:apply-style-name="Cellule invalide" calcext:value="=&quot;&quot;" calcext:base-cell-address="Feuille1.T33"/>
          </calcext:conditional-format>
          <calcext:conditional-format calcext:target-range-address="Feuille1.U33:Feuille1.U33">
            <calcext:condition calcext:apply-style-name="Cellule grisée" calcext:value="formula-is([.T33]=0)" calcext:base-cell-address="Feuille1.U33"/>
            <calcext:condition calcext:apply-style-name="Cellule invalide" calcext:value="formula-is(AND([.T33]&lt;&gt;0;[.U33]=&quot;&quot;))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T33]=0)" calcext:base-cell-address="Feuille1.V33"/>
            <calcext:condition calcext:apply-style-name="Cellule invalide" calcext:value="formula-is(AND([.T33]&lt;&gt;0;[.V33]=&quot;&quot;))" calcext:base-cell-address="Feuille1.V33"/>
          </calcext:conditional-format>
          <calcext:conditional-format calcext:target-range-address="Feuille1.W33:Feuille1.X33">
            <calcext:condition calcext:apply-style-name="Cellule grisée" calcext:value="formula-is([.T33]=0)" calcext:base-cell-address="Feuille1.W33"/>
            <calcext:condition calcext:apply-style-name="Cellule invalide" calcext:value="formula-is(AND([.T33]&lt;&gt;0;[.W33]=&quot;&quot;))" calcext:base-cell-address="Feuille1.W33"/>
          </calcext:conditional-format>
          <calcext:conditional-format calcext:target-range-address="Feuille1.T34:Feuille1.T34">
            <calcext:condition calcext:apply-style-name="Cellule invalide" calcext:value="=&quot;&quot;" calcext:base-cell-address="Feuille1.T34"/>
          </calcext:conditional-format>
          <calcext:conditional-format calcext:target-range-address="Feuille1.U34:Feuille1.U34">
            <calcext:condition calcext:apply-style-name="Cellule grisée" calcext:value="formula-is([.T34]=0)" calcext:base-cell-address="Feuille1.U34"/>
            <calcext:condition calcext:apply-style-name="Cellule invalide" calcext:value="formula-is(AND([.T34]&lt;&gt;0;[.U34]=&quot;&quot;))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T34]=0)" calcext:base-cell-address="Feuille1.V34"/>
            <calcext:condition calcext:apply-style-name="Cellule invalide" calcext:value="formula-is(AND([.T34]&lt;&gt;0;[.V34]=&quot;&quot;))" calcext:base-cell-address="Feuille1.V34"/>
          </calcext:conditional-format>
          <calcext:conditional-format calcext:target-range-address="Feuille1.W34:Feuille1.X34">
            <calcext:condition calcext:apply-style-name="Cellule grisée" calcext:value="formula-is([.T34]=0)" calcext:base-cell-address="Feuille1.W34"/>
            <calcext:condition calcext:apply-style-name="Cellule invalide" calcext:value="formula-is(AND([.T34]&lt;&gt;0;[.W34]=&quot;&quot;))" calcext:base-cell-address="Feuille1.W34"/>
          </calcext:conditional-format>
          <calcext:conditional-format calcext:target-range-address="Feuille1.T35:Feuille1.T35">
            <calcext:condition calcext:apply-style-name="Cellule invalide" calcext:value="=&quot;&quot;" calcext:base-cell-address="Feuille1.T35"/>
          </calcext:conditional-format>
          <calcext:conditional-format calcext:target-range-address="Feuille1.U35:Feuille1.U35">
            <calcext:condition calcext:apply-style-name="Cellule grisée" calcext:value="formula-is([.T35]=0)" calcext:base-cell-address="Feuille1.U35"/>
            <calcext:condition calcext:apply-style-name="Cellule invalide" calcext:value="formula-is(AND([.T35]&lt;&gt;0;[.U35]=&quot;&quot;))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T35]=0)" calcext:base-cell-address="Feuille1.V35"/>
            <calcext:condition calcext:apply-style-name="Cellule invalide" calcext:value="formula-is(AND([.T35]&lt;&gt;0;[.V35]=&quot;&quot;))" calcext:base-cell-address="Feuille1.V35"/>
          </calcext:conditional-format>
          <calcext:conditional-format calcext:target-range-address="Feuille1.W35:Feuille1.X35">
            <calcext:condition calcext:apply-style-name="Cellule grisée" calcext:value="formula-is([.T35]=0)" calcext:base-cell-address="Feuille1.W35"/>
            <calcext:condition calcext:apply-style-name="Cellule invalide" calcext:value="formula-is(AND([.T35]&lt;&gt;0;[.W35]=&quot;&quot;))" calcext:base-cell-address="Feuille1.W35"/>
          </calcext:conditional-format>
          <calcext:conditional-format calcext:target-range-address="Feuille1.T36:Feuille1.T36">
            <calcext:condition calcext:apply-style-name="Cellule invalide" calcext:value="=&quot;&quot;" calcext:base-cell-address="Feuille1.T36"/>
          </calcext:conditional-format>
          <calcext:conditional-format calcext:target-range-address="Feuille1.U36:Feuille1.U36">
            <calcext:condition calcext:apply-style-name="Cellule grisée" calcext:value="formula-is([.T36]=0)" calcext:base-cell-address="Feuille1.U36"/>
            <calcext:condition calcext:apply-style-name="Cellule invalide" calcext:value="formula-is(AND([.T36]&lt;&gt;0;[.U36]=&quot;&quot;))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T36]=0)" calcext:base-cell-address="Feuille1.V36"/>
            <calcext:condition calcext:apply-style-name="Cellule invalide" calcext:value="formula-is(AND([.T36]&lt;&gt;0;[.V36]=&quot;&quot;))" calcext:base-cell-address="Feuille1.V36"/>
          </calcext:conditional-format>
          <calcext:conditional-format calcext:target-range-address="Feuille1.W36:Feuille1.X36">
            <calcext:condition calcext:apply-style-name="Cellule grisée" calcext:value="formula-is([.T36]=0)" calcext:base-cell-address="Feuille1.W36"/>
            <calcext:condition calcext:apply-style-name="Cellule invalide" calcext:value="formula-is(AND([.T36]&lt;&gt;0;[.W36]=&quot;&quot;))" calcext:base-cell-address="Feuille1.W36"/>
          </calcext:conditional-format>
          <calcext:conditional-format calcext:target-range-address="Feuille1.T37:Feuille1.T37">
            <calcext:condition calcext:apply-style-name="Cellule invalide" calcext:value="=&quot;&quot;" calcext:base-cell-address="Feuille1.T37"/>
          </calcext:conditional-format>
          <calcext:conditional-format calcext:target-range-address="Feuille1.U37:Feuille1.U37">
            <calcext:condition calcext:apply-style-name="Cellule grisée" calcext:value="formula-is([.T37]=0)" calcext:base-cell-address="Feuille1.U37"/>
            <calcext:condition calcext:apply-style-name="Cellule invalide" calcext:value="formula-is(AND([.T37]&lt;&gt;0;[.U37]=&quot;&quot;))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T37]=0)" calcext:base-cell-address="Feuille1.V37"/>
            <calcext:condition calcext:apply-style-name="Cellule invalide" calcext:value="formula-is(AND([.T37]&lt;&gt;0;[.V37]=&quot;&quot;))" calcext:base-cell-address="Feuille1.V37"/>
          </calcext:conditional-format>
          <calcext:conditional-format calcext:target-range-address="Feuille1.W37:Feuille1.X37">
            <calcext:condition calcext:apply-style-name="Cellule grisée" calcext:value="formula-is([.T37]=0)" calcext:base-cell-address="Feuille1.W37"/>
            <calcext:condition calcext:apply-style-name="Cellule invalide" calcext:value="formula-is(AND([.T37]&lt;&gt;0;[.W37]=&quot;&quot;))" calcext:base-cell-address="Feuille1.W37"/>
          </calcext:conditional-format>
          <calcext:conditional-format calcext:target-range-address="Feuille1.T38:Feuille1.T38">
            <calcext:condition calcext:apply-style-name="Cellule invalide" calcext:value="=&quot;&quot;" calcext:base-cell-address="Feuille1.T38"/>
          </calcext:conditional-format>
          <calcext:conditional-format calcext:target-range-address="Feuille1.U38:Feuille1.U38">
            <calcext:condition calcext:apply-style-name="Cellule grisée" calcext:value="formula-is([.T38]=0)" calcext:base-cell-address="Feuille1.U38"/>
            <calcext:condition calcext:apply-style-name="Cellule invalide" calcext:value="formula-is(AND([.T38]&lt;&gt;0;[.U38]=&quot;&quot;))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T38]=0)" calcext:base-cell-address="Feuille1.V38"/>
            <calcext:condition calcext:apply-style-name="Cellule invalide" calcext:value="formula-is(AND([.T38]&lt;&gt;0;[.V38]=&quot;&quot;))" calcext:base-cell-address="Feuille1.V38"/>
          </calcext:conditional-format>
          <calcext:conditional-format calcext:target-range-address="Feuille1.W38:Feuille1.X38">
            <calcext:condition calcext:apply-style-name="Cellule grisée" calcext:value="formula-is([.T38]=0)" calcext:base-cell-address="Feuille1.W38"/>
            <calcext:condition calcext:apply-style-name="Cellule invalide" calcext:value="formula-is(AND([.T38]&lt;&gt;0;[.W38]=&quot;&quot;))" calcext:base-cell-address="Feuille1.W38"/>
          </calcext:conditional-format>
          <calcext:conditional-format calcext:target-range-address="Feuille1.T39:Feuille1.T39">
            <calcext:condition calcext:apply-style-name="Cellule invalide" calcext:value="=&quot;&quot;" calcext:base-cell-address="Feuille1.T39"/>
          </calcext:conditional-format>
          <calcext:conditional-format calcext:target-range-address="Feuille1.U39:Feuille1.U39">
            <calcext:condition calcext:apply-style-name="Cellule grisée" calcext:value="formula-is([.T39]=0)" calcext:base-cell-address="Feuille1.U39"/>
            <calcext:condition calcext:apply-style-name="Cellule invalide" calcext:value="formula-is(AND([.T39]&lt;&gt;0;[.U39]=&quot;&quot;))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T39]=0)" calcext:base-cell-address="Feuille1.V39"/>
            <calcext:condition calcext:apply-style-name="Cellule invalide" calcext:value="formula-is(AND([.T39]&lt;&gt;0;[.V39]=&quot;&quot;))" calcext:base-cell-address="Feuille1.V39"/>
          </calcext:conditional-format>
          <calcext:conditional-format calcext:target-range-address="Feuille1.W39:Feuille1.X39">
            <calcext:condition calcext:apply-style-name="Cellule grisée" calcext:value="formula-is([.T39]=0)" calcext:base-cell-address="Feuille1.W39"/>
            <calcext:condition calcext:apply-style-name="Cellule invalide" calcext:value="formula-is(AND([.T39]&lt;&gt;0;[.W39]=&quot;&quot;))" calcext:base-cell-address="Feuille1.W39"/>
          </calcext:conditional-format>
          <calcext:conditional-format calcext:target-range-address="Feuille1.T40:Feuille1.T40">
            <calcext:condition calcext:apply-style-name="Cellule invalide" calcext:value="=&quot;&quot;" calcext:base-cell-address="Feuille1.T40"/>
          </calcext:conditional-format>
          <calcext:conditional-format calcext:target-range-address="Feuille1.U40:Feuille1.U40">
            <calcext:condition calcext:apply-style-name="Cellule grisée" calcext:value="formula-is([.T40]=0)" calcext:base-cell-address="Feuille1.U40"/>
            <calcext:condition calcext:apply-style-name="Cellule invalide" calcext:value="formula-is(AND([.T40]&lt;&gt;0;[.U40]=&quot;&quot;))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T40]=0)" calcext:base-cell-address="Feuille1.V40"/>
            <calcext:condition calcext:apply-style-name="Cellule invalide" calcext:value="formula-is(AND([.T40]&lt;&gt;0;[.V40]=&quot;&quot;))" calcext:base-cell-address="Feuille1.V40"/>
          </calcext:conditional-format>
          <calcext:conditional-format calcext:target-range-address="Feuille1.W40:Feuille1.X40">
            <calcext:condition calcext:apply-style-name="Cellule grisée" calcext:value="formula-is([.T40]=0)" calcext:base-cell-address="Feuille1.W40"/>
            <calcext:condition calcext:apply-style-name="Cellule invalide" calcext:value="formula-is(AND([.T40]&lt;&gt;0;[.W40]=&quot;&quot;))" calcext:base-cell-address="Feuille1.W40"/>
          </calcext:conditional-format>
          <calcext:conditional-format calcext:target-range-address="Feuille1.T41:Feuille1.T41">
            <calcext:condition calcext:apply-style-name="Cellule invalide" calcext:value="=&quot;&quot;" calcext:base-cell-address="Feuille1.T41"/>
          </calcext:conditional-format>
          <calcext:conditional-format calcext:target-range-address="Feuille1.U41:Feuille1.U41">
            <calcext:condition calcext:apply-style-name="Cellule grisée" calcext:value="formula-is([.T41]=0)" calcext:base-cell-address="Feuille1.U41"/>
            <calcext:condition calcext:apply-style-name="Cellule invalide" calcext:value="formula-is(AND([.T41]&lt;&gt;0;[.U41]=&quot;&quot;))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T41]=0)" calcext:base-cell-address="Feuille1.V41"/>
            <calcext:condition calcext:apply-style-name="Cellule invalide" calcext:value="formula-is(AND([.T41]&lt;&gt;0;[.V41]=&quot;&quot;))" calcext:base-cell-address="Feuille1.V41"/>
          </calcext:conditional-format>
          <calcext:conditional-format calcext:target-range-address="Feuille1.W41:Feuille1.X41">
            <calcext:condition calcext:apply-style-name="Cellule grisée" calcext:value="formula-is([.T41]=0)" calcext:base-cell-address="Feuille1.W41"/>
            <calcext:condition calcext:apply-style-name="Cellule invalide" calcext:value="formula-is(AND([.T41]&lt;&gt;0;[.W41]=&quot;&quot;))" calcext:base-cell-address="Feuille1.W41"/>
          </calcext:conditional-format>
          <calcext:conditional-format calcext:target-range-address="Feuille1.T42:Feuille1.T42">
            <calcext:condition calcext:apply-style-name="Cellule invalide" calcext:value="=&quot;&quot;" calcext:base-cell-address="Feuille1.T42"/>
          </calcext:conditional-format>
          <calcext:conditional-format calcext:target-range-address="Feuille1.U42:Feuille1.U42">
            <calcext:condition calcext:apply-style-name="Cellule grisée" calcext:value="formula-is([.T42]=0)" calcext:base-cell-address="Feuille1.U42"/>
            <calcext:condition calcext:apply-style-name="Cellule invalide" calcext:value="formula-is(AND([.T42]&lt;&gt;0;[.U42]=&quot;&quot;))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T42]=0)" calcext:base-cell-address="Feuille1.V42"/>
            <calcext:condition calcext:apply-style-name="Cellule invalide" calcext:value="formula-is(AND([.T42]&lt;&gt;0;[.V42]=&quot;&quot;))" calcext:base-cell-address="Feuille1.V42"/>
          </calcext:conditional-format>
          <calcext:conditional-format calcext:target-range-address="Feuille1.W42:Feuille1.X42">
            <calcext:condition calcext:apply-style-name="Cellule grisée" calcext:value="formula-is([.T42]=0)" calcext:base-cell-address="Feuille1.W42"/>
            <calcext:condition calcext:apply-style-name="Cellule invalide" calcext:value="formula-is(AND([.T42]&lt;&gt;0;[.W42]=&quot;&quot;))" calcext:base-cell-address="Feuille1.W42"/>
          </calcext:conditional-format>
          <calcext:conditional-format calcext:target-range-address="Feuille1.T43:Feuille1.T43">
            <calcext:condition calcext:apply-style-name="Cellule invalide" calcext:value="=&quot;&quot;" calcext:base-cell-address="Feuille1.T43"/>
          </calcext:conditional-format>
          <calcext:conditional-format calcext:target-range-address="Feuille1.U43:Feuille1.U43">
            <calcext:condition calcext:apply-style-name="Cellule grisée" calcext:value="formula-is([.T43]=0)" calcext:base-cell-address="Feuille1.U43"/>
            <calcext:condition calcext:apply-style-name="Cellule invalide" calcext:value="formula-is(AND([.T43]&lt;&gt;0;[.U43]=&quot;&quot;))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T43]=0)" calcext:base-cell-address="Feuille1.V43"/>
            <calcext:condition calcext:apply-style-name="Cellule invalide" calcext:value="formula-is(AND([.T43]&lt;&gt;0;[.V43]=&quot;&quot;))" calcext:base-cell-address="Feuille1.V43"/>
          </calcext:conditional-format>
          <calcext:conditional-format calcext:target-range-address="Feuille1.W43:Feuille1.X43">
            <calcext:condition calcext:apply-style-name="Cellule grisée" calcext:value="formula-is([.T43]=0)" calcext:base-cell-address="Feuille1.W43"/>
            <calcext:condition calcext:apply-style-name="Cellule invalide" calcext:value="formula-is(AND([.T43]&lt;&gt;0;[.W43]=&quot;&quot;))" calcext:base-cell-address="Feuille1.W43"/>
          </calcext:conditional-format>
          <calcext:conditional-format calcext:target-range-address="Feuille1.T44:Feuille1.T44">
            <calcext:condition calcext:apply-style-name="Cellule invalide" calcext:value="=&quot;&quot;" calcext:base-cell-address="Feuille1.T44"/>
          </calcext:conditional-format>
          <calcext:conditional-format calcext:target-range-address="Feuille1.U44:Feuille1.U44">
            <calcext:condition calcext:apply-style-name="Cellule grisée" calcext:value="formula-is([.T44]=0)" calcext:base-cell-address="Feuille1.U44"/>
            <calcext:condition calcext:apply-style-name="Cellule invalide" calcext:value="formula-is(AND([.T44]&lt;&gt;0;[.U44]=&quot;&quot;))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T44]=0)" calcext:base-cell-address="Feuille1.V44"/>
            <calcext:condition calcext:apply-style-name="Cellule invalide" calcext:value="formula-is(AND([.T44]&lt;&gt;0;[.V44]=&quot;&quot;))" calcext:base-cell-address="Feuille1.V44"/>
          </calcext:conditional-format>
          <calcext:conditional-format calcext:target-range-address="Feuille1.W44:Feuille1.X44">
            <calcext:condition calcext:apply-style-name="Cellule grisée" calcext:value="formula-is([.T44]=0)" calcext:base-cell-address="Feuille1.W44"/>
            <calcext:condition calcext:apply-style-name="Cellule invalide" calcext:value="formula-is(AND([.T44]&lt;&gt;0;[.W44]=&quot;&quot;))" calcext:base-cell-address="Feuille1.W44"/>
          </calcext:conditional-format>
          <calcext:conditional-format calcext:target-range-address="Feuille1.T45:Feuille1.T45">
            <calcext:condition calcext:apply-style-name="Cellule invalide" calcext:value="=&quot;&quot;" calcext:base-cell-address="Feuille1.T45"/>
          </calcext:conditional-format>
          <calcext:conditional-format calcext:target-range-address="Feuille1.U45:Feuille1.U45">
            <calcext:condition calcext:apply-style-name="Cellule grisée" calcext:value="formula-is([.T45]=0)" calcext:base-cell-address="Feuille1.U45"/>
            <calcext:condition calcext:apply-style-name="Cellule invalide" calcext:value="formula-is(AND([.T45]&lt;&gt;0;[.U45]=&quot;&quot;))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T45]=0)" calcext:base-cell-address="Feuille1.V45"/>
            <calcext:condition calcext:apply-style-name="Cellule invalide" calcext:value="formula-is(AND([.T45]&lt;&gt;0;[.V45]=&quot;&quot;))" calcext:base-cell-address="Feuille1.V45"/>
          </calcext:conditional-format>
          <calcext:conditional-format calcext:target-range-address="Feuille1.W45:Feuille1.X45">
            <calcext:condition calcext:apply-style-name="Cellule grisée" calcext:value="formula-is([.T45]=0)" calcext:base-cell-address="Feuille1.W45"/>
            <calcext:condition calcext:apply-style-name="Cellule invalide" calcext:value="formula-is(AND([.T45]&lt;&gt;0;[.W45]=&quot;&quot;))" calcext:base-cell-address="Feuille1.W45"/>
          </calcext:conditional-format>
          <calcext:conditional-format calcext:target-range-address="Feuille1.T46:Feuille1.T46">
            <calcext:condition calcext:apply-style-name="Cellule invalide" calcext:value="=&quot;&quot;" calcext:base-cell-address="Feuille1.T46"/>
          </calcext:conditional-format>
          <calcext:conditional-format calcext:target-range-address="Feuille1.U46:Feuille1.U46">
            <calcext:condition calcext:apply-style-name="Cellule grisée" calcext:value="formula-is([.T46]=0)" calcext:base-cell-address="Feuille1.U46"/>
            <calcext:condition calcext:apply-style-name="Cellule invalide" calcext:value="formula-is(AND([.T46]&lt;&gt;0;[.U46]=&quot;&quot;))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T46]=0)" calcext:base-cell-address="Feuille1.V46"/>
            <calcext:condition calcext:apply-style-name="Cellule invalide" calcext:value="formula-is(AND([.T46]&lt;&gt;0;[.V46]=&quot;&quot;))" calcext:base-cell-address="Feuille1.V46"/>
          </calcext:conditional-format>
          <calcext:conditional-format calcext:target-range-address="Feuille1.W46:Feuille1.X46">
            <calcext:condition calcext:apply-style-name="Cellule grisée" calcext:value="formula-is([.T46]=0)" calcext:base-cell-address="Feuille1.W46"/>
            <calcext:condition calcext:apply-style-name="Cellule invalide" calcext:value="formula-is(AND([.T46]&lt;&gt;0;[.W46]=&quot;&quot;))" calcext:base-cell-address="Feuille1.W46"/>
          </calcext:conditional-format>
          <calcext:conditional-format calcext:target-range-address="Feuille1.T47:Feuille1.T47">
            <calcext:condition calcext:apply-style-name="Cellule invalide" calcext:value="=&quot;&quot;" calcext:base-cell-address="Feuille1.T47"/>
          </calcext:conditional-format>
          <calcext:conditional-format calcext:target-range-address="Feuille1.U47:Feuille1.U47">
            <calcext:condition calcext:apply-style-name="Cellule grisée" calcext:value="formula-is([.T47]=0)" calcext:base-cell-address="Feuille1.U47"/>
            <calcext:condition calcext:apply-style-name="Cellule invalide" calcext:value="formula-is(AND([.T47]&lt;&gt;0;[.U47]=&quot;&quot;))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T47]=0)" calcext:base-cell-address="Feuille1.V47"/>
            <calcext:condition calcext:apply-style-name="Cellule invalide" calcext:value="formula-is(AND([.T47]&lt;&gt;0;[.V47]=&quot;&quot;))" calcext:base-cell-address="Feuille1.V47"/>
          </calcext:conditional-format>
          <calcext:conditional-format calcext:target-range-address="Feuille1.W47:Feuille1.X47">
            <calcext:condition calcext:apply-style-name="Cellule grisée" calcext:value="formula-is([.T47]=0)" calcext:base-cell-address="Feuille1.W47"/>
            <calcext:condition calcext:apply-style-name="Cellule invalide" calcext:value="formula-is(AND([.T47]&lt;&gt;0;[.W47]=&quot;&quot;))" calcext:base-cell-address="Feuille1.W47"/>
          </calcext:conditional-format>
          <calcext:conditional-format calcext:target-range-address="Feuille1.T48:Feuille1.T48">
            <calcext:condition calcext:apply-style-name="Cellule invalide" calcext:value="=&quot;&quot;" calcext:base-cell-address="Feuille1.T48"/>
          </calcext:conditional-format>
          <calcext:conditional-format calcext:target-range-address="Feuille1.U48:Feuille1.U48">
            <calcext:condition calcext:apply-style-name="Cellule grisée" calcext:value="formula-is([.T48]=0)" calcext:base-cell-address="Feuille1.U48"/>
            <calcext:condition calcext:apply-style-name="Cellule invalide" calcext:value="formula-is(AND([.T48]&lt;&gt;0;[.U48]=&quot;&quot;))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T48]=0)" calcext:base-cell-address="Feuille1.V48"/>
            <calcext:condition calcext:apply-style-name="Cellule invalide" calcext:value="formula-is(AND([.T48]&lt;&gt;0;[.V48]=&quot;&quot;))" calcext:base-cell-address="Feuille1.V48"/>
          </calcext:conditional-format>
          <calcext:conditional-format calcext:target-range-address="Feuille1.W48:Feuille1.X48">
            <calcext:condition calcext:apply-style-name="Cellule grisée" calcext:value="formula-is([.T48]=0)" calcext:base-cell-address="Feuille1.W48"/>
            <calcext:condition calcext:apply-style-name="Cellule invalide" calcext:value="formula-is(AND([.T48]&lt;&gt;0;[.W48]=&quot;&quot;))" calcext:base-cell-address="Feuille1.W48"/>
          </calcext:conditional-format>
          <calcext:conditional-format calcext:target-range-address="Feuille1.T49:Feuille1.T49">
            <calcext:condition calcext:apply-style-name="Cellule invalide" calcext:value="=&quot;&quot;" calcext:base-cell-address="Feuille1.T49"/>
          </calcext:conditional-format>
          <calcext:conditional-format calcext:target-range-address="Feuille1.U49:Feuille1.U49">
            <calcext:condition calcext:apply-style-name="Cellule grisée" calcext:value="formula-is([.T49]=0)" calcext:base-cell-address="Feuille1.U49"/>
            <calcext:condition calcext:apply-style-name="Cellule invalide" calcext:value="formula-is(AND([.T49]&lt;&gt;0;[.U49]=&quot;&quot;))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T49]=0)" calcext:base-cell-address="Feuille1.V49"/>
            <calcext:condition calcext:apply-style-name="Cellule invalide" calcext:value="formula-is(AND([.T49]&lt;&gt;0;[.V49]=&quot;&quot;))" calcext:base-cell-address="Feuille1.V49"/>
          </calcext:conditional-format>
          <calcext:conditional-format calcext:target-range-address="Feuille1.W49:Feuille1.X49">
            <calcext:condition calcext:apply-style-name="Cellule grisée" calcext:value="formula-is([.T49]=0)" calcext:base-cell-address="Feuille1.W49"/>
            <calcext:condition calcext:apply-style-name="Cellule invalide" calcext:value="formula-is(AND([.T49]&lt;&gt;0;[.W49]=&quot;&quot;))" calcext:base-cell-address="Feuille1.W49"/>
          </calcext:conditional-format>
          <calcext:conditional-format calcext:target-range-address="Feuille1.T50:Feuille1.T50">
            <calcext:condition calcext:apply-style-name="Cellule invalide" calcext:value="=&quot;&quot;" calcext:base-cell-address="Feuille1.T50"/>
          </calcext:conditional-format>
          <calcext:conditional-format calcext:target-range-address="Feuille1.U50:Feuille1.U50">
            <calcext:condition calcext:apply-style-name="Cellule grisée" calcext:value="formula-is([.T50]=0)" calcext:base-cell-address="Feuille1.U50"/>
            <calcext:condition calcext:apply-style-name="Cellule invalide" calcext:value="formula-is(AND([.T50]&lt;&gt;0;[.U50]=&quot;&quot;))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T50]=0)" calcext:base-cell-address="Feuille1.V50"/>
            <calcext:condition calcext:apply-style-name="Cellule invalide" calcext:value="formula-is(AND([.T50]&lt;&gt;0;[.V50]=&quot;&quot;))" calcext:base-cell-address="Feuille1.V50"/>
          </calcext:conditional-format>
          <calcext:conditional-format calcext:target-range-address="Feuille1.W50:Feuille1.X50">
            <calcext:condition calcext:apply-style-name="Cellule grisée" calcext:value="formula-is([.T50]=0)" calcext:base-cell-address="Feuille1.W50"/>
            <calcext:condition calcext:apply-style-name="Cellule invalide" calcext:value="formula-is(AND([.T50]&lt;&gt;0;[.W50]=&quot;&quot;))" calcext:base-cell-address="Feuille1.W50"/>
          </calcext:conditional-format>
          <calcext:conditional-format calcext:target-range-address="Feuille1.T51:Feuille1.T51">
            <calcext:condition calcext:apply-style-name="Cellule invalide" calcext:value="=&quot;&quot;" calcext:base-cell-address="Feuille1.T51"/>
          </calcext:conditional-format>
          <calcext:conditional-format calcext:target-range-address="Feuille1.U51:Feuille1.U51">
            <calcext:condition calcext:apply-style-name="Cellule grisée" calcext:value="formula-is([.T51]=0)" calcext:base-cell-address="Feuille1.U51"/>
            <calcext:condition calcext:apply-style-name="Cellule invalide" calcext:value="formula-is(AND([.T51]&lt;&gt;0;[.U51]=&quot;&quot;))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T51]=0)" calcext:base-cell-address="Feuille1.V51"/>
            <calcext:condition calcext:apply-style-name="Cellule invalide" calcext:value="formula-is(AND([.T51]&lt;&gt;0;[.V51]=&quot;&quot;))" calcext:base-cell-address="Feuille1.V51"/>
          </calcext:conditional-format>
          <calcext:conditional-format calcext:target-range-address="Feuille1.W51:Feuille1.X51">
            <calcext:condition calcext:apply-style-name="Cellule grisée" calcext:value="formula-is([.T51]=0)" calcext:base-cell-address="Feuille1.W51"/>
            <calcext:condition calcext:apply-style-name="Cellule invalide" calcext:value="formula-is(AND([.T51]&lt;&gt;0;[.W51]=&quot;&quot;))" calcext:base-cell-address="Feuille1.W51"/>
          </calcext:conditional-format>
          <calcext:conditional-format calcext:target-range-address="Feuille1.T52:Feuille1.T52">
            <calcext:condition calcext:apply-style-name="Cellule invalide" calcext:value="=&quot;&quot;" calcext:base-cell-address="Feuille1.T52"/>
          </calcext:conditional-format>
          <calcext:conditional-format calcext:target-range-address="Feuille1.U52:Feuille1.U52">
            <calcext:condition calcext:apply-style-name="Cellule grisée" calcext:value="formula-is([.T52]=0)" calcext:base-cell-address="Feuille1.U52"/>
            <calcext:condition calcext:apply-style-name="Cellule invalide" calcext:value="formula-is(AND([.T52]&lt;&gt;0;[.U52]=&quot;&quot;))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T52]=0)" calcext:base-cell-address="Feuille1.V52"/>
            <calcext:condition calcext:apply-style-name="Cellule invalide" calcext:value="formula-is(AND([.T52]&lt;&gt;0;[.V52]=&quot;&quot;))" calcext:base-cell-address="Feuille1.V52"/>
          </calcext:conditional-format>
          <calcext:conditional-format calcext:target-range-address="Feuille1.W52:Feuille1.X52">
            <calcext:condition calcext:apply-style-name="Cellule grisée" calcext:value="formula-is([.T52]=0)" calcext:base-cell-address="Feuille1.W52"/>
            <calcext:condition calcext:apply-style-name="Cellule invalide" calcext:value="formula-is(AND([.T52]&lt;&gt;0;[.W52]=&quot;&quot;))" calcext:base-cell-address="Feuille1.W52"/>
          </calcext:conditional-format>
          <calcext:conditional-format calcext:target-range-address="Feuille1.T53:Feuille1.T53">
            <calcext:condition calcext:apply-style-name="Cellule invalide" calcext:value="=&quot;&quot;" calcext:base-cell-address="Feuille1.T53"/>
          </calcext:conditional-format>
          <calcext:conditional-format calcext:target-range-address="Feuille1.U53:Feuille1.U53">
            <calcext:condition calcext:apply-style-name="Cellule grisée" calcext:value="formula-is([.T53]=0)" calcext:base-cell-address="Feuille1.U53"/>
            <calcext:condition calcext:apply-style-name="Cellule invalide" calcext:value="formula-is(AND([.T53]&lt;&gt;0;[.U53]=&quot;&quot;))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T53]=0)" calcext:base-cell-address="Feuille1.V53"/>
            <calcext:condition calcext:apply-style-name="Cellule invalide" calcext:value="formula-is(AND([.T53]&lt;&gt;0;[.V53]=&quot;&quot;))" calcext:base-cell-address="Feuille1.V53"/>
          </calcext:conditional-format>
          <calcext:conditional-format calcext:target-range-address="Feuille1.W53:Feuille1.X53">
            <calcext:condition calcext:apply-style-name="Cellule grisée" calcext:value="formula-is([.T53]=0)" calcext:base-cell-address="Feuille1.W53"/>
            <calcext:condition calcext:apply-style-name="Cellule invalide" calcext:value="formula-is(AND([.T53]&lt;&gt;0;[.W53]=&quot;&quot;))" calcext:base-cell-address="Feuille1.W53"/>
          </calcext:conditional-format>
          <calcext:conditional-format calcext:target-range-address="Feuille1.T54:Feuille1.T54">
            <calcext:condition calcext:apply-style-name="Cellule invalide" calcext:value="=&quot;&quot;" calcext:base-cell-address="Feuille1.T54"/>
          </calcext:conditional-format>
          <calcext:conditional-format calcext:target-range-address="Feuille1.U54:Feuille1.U54">
            <calcext:condition calcext:apply-style-name="Cellule grisée" calcext:value="formula-is([.T54]=0)" calcext:base-cell-address="Feuille1.U54"/>
            <calcext:condition calcext:apply-style-name="Cellule invalide" calcext:value="formula-is(AND([.T54]&lt;&gt;0;[.U54]=&quot;&quot;))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T54]=0)" calcext:base-cell-address="Feuille1.V54"/>
            <calcext:condition calcext:apply-style-name="Cellule invalide" calcext:value="formula-is(AND([.T54]&lt;&gt;0;[.V54]=&quot;&quot;))" calcext:base-cell-address="Feuille1.V54"/>
          </calcext:conditional-format>
          <calcext:conditional-format calcext:target-range-address="Feuille1.W54:Feuille1.X54">
            <calcext:condition calcext:apply-style-name="Cellule grisée" calcext:value="formula-is([.T54]=0)" calcext:base-cell-address="Feuille1.W54"/>
            <calcext:condition calcext:apply-style-name="Cellule invalide" calcext:value="formula-is(AND([.T54]&lt;&gt;0;[.W54]=&quot;&quot;))" calcext:base-cell-address="Feuille1.W54"/>
          </calcext:conditional-format>
          <calcext:conditional-format calcext:target-range-address="Feuille1.T55:Feuille1.T55">
            <calcext:condition calcext:apply-style-name="Cellule invalide" calcext:value="=&quot;&quot;" calcext:base-cell-address="Feuille1.T55"/>
          </calcext:conditional-format>
          <calcext:conditional-format calcext:target-range-address="Feuille1.U55:Feuille1.U55">
            <calcext:condition calcext:apply-style-name="Cellule grisée" calcext:value="formula-is([.T55]=0)" calcext:base-cell-address="Feuille1.U55"/>
            <calcext:condition calcext:apply-style-name="Cellule invalide" calcext:value="formula-is(AND([.T55]&lt;&gt;0;[.U55]=&quot;&quot;))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T55]=0)" calcext:base-cell-address="Feuille1.V55"/>
            <calcext:condition calcext:apply-style-name="Cellule invalide" calcext:value="formula-is(AND([.T55]&lt;&gt;0;[.V55]=&quot;&quot;))" calcext:base-cell-address="Feuille1.V55"/>
          </calcext:conditional-format>
          <calcext:conditional-format calcext:target-range-address="Feuille1.W55:Feuille1.X55">
            <calcext:condition calcext:apply-style-name="Cellule grisée" calcext:value="formula-is([.T55]=0)" calcext:base-cell-address="Feuille1.W55"/>
            <calcext:condition calcext:apply-style-name="Cellule invalide" calcext:value="formula-is(AND([.T55]&lt;&gt;0;[.W55]=&quot;&quot;))" calcext:base-cell-address="Feuille1.W55"/>
          </calcext:conditional-format>
          <calcext:conditional-format calcext:target-range-address="Feuille1.T56:Feuille1.T56">
            <calcext:condition calcext:apply-style-name="Cellule invalide" calcext:value="=&quot;&quot;" calcext:base-cell-address="Feuille1.T56"/>
          </calcext:conditional-format>
          <calcext:conditional-format calcext:target-range-address="Feuille1.U56:Feuille1.U56">
            <calcext:condition calcext:apply-style-name="Cellule grisée" calcext:value="formula-is([.T56]=0)" calcext:base-cell-address="Feuille1.U56"/>
            <calcext:condition calcext:apply-style-name="Cellule invalide" calcext:value="formula-is(AND([.T56]&lt;&gt;0;[.U56]=&quot;&quot;))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T56]=0)" calcext:base-cell-address="Feuille1.V56"/>
            <calcext:condition calcext:apply-style-name="Cellule invalide" calcext:value="formula-is(AND([.T56]&lt;&gt;0;[.V56]=&quot;&quot;))" calcext:base-cell-address="Feuille1.V56"/>
          </calcext:conditional-format>
          <calcext:conditional-format calcext:target-range-address="Feuille1.W56:Feuille1.X56">
            <calcext:condition calcext:apply-style-name="Cellule grisée" calcext:value="formula-is([.T56]=0)" calcext:base-cell-address="Feuille1.W56"/>
            <calcext:condition calcext:apply-style-name="Cellule invalide" calcext:value="formula-is(AND([.T56]&lt;&gt;0;[.W56]=&quot;&quot;))" calcext:base-cell-address="Feuille1.W56"/>
          </calcext:conditional-format>
          <calcext:conditional-format calcext:target-range-address="Feuille1.T57:Feuille1.T57">
            <calcext:condition calcext:apply-style-name="Cellule invalide" calcext:value="=&quot;&quot;" calcext:base-cell-address="Feuille1.T57"/>
          </calcext:conditional-format>
          <calcext:conditional-format calcext:target-range-address="Feuille1.U57:Feuille1.U57">
            <calcext:condition calcext:apply-style-name="Cellule grisée" calcext:value="formula-is([.T57]=0)" calcext:base-cell-address="Feuille1.U57"/>
            <calcext:condition calcext:apply-style-name="Cellule invalide" calcext:value="formula-is(AND([.T57]&lt;&gt;0;[.U57]=&quot;&quot;))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T57]=0)" calcext:base-cell-address="Feuille1.V57"/>
            <calcext:condition calcext:apply-style-name="Cellule invalide" calcext:value="formula-is(AND([.T57]&lt;&gt;0;[.V57]=&quot;&quot;))" calcext:base-cell-address="Feuille1.V57"/>
          </calcext:conditional-format>
          <calcext:conditional-format calcext:target-range-address="Feuille1.W57:Feuille1.X57">
            <calcext:condition calcext:apply-style-name="Cellule grisée" calcext:value="formula-is([.T57]=0)" calcext:base-cell-address="Feuille1.W57"/>
            <calcext:condition calcext:apply-style-name="Cellule invalide" calcext:value="formula-is(AND([.T57]&lt;&gt;0;[.W57]=&quot;&quot;))" calcext:base-cell-address="Feuille1.W57"/>
          </calcext:conditional-format>
          <calcext:conditional-format calcext:target-range-address="Feuille1.T58:Feuille1.T58">
            <calcext:condition calcext:apply-style-name="Cellule invalide" calcext:value="=&quot;&quot;" calcext:base-cell-address="Feuille1.T58"/>
          </calcext:conditional-format>
          <calcext:conditional-format calcext:target-range-address="Feuille1.U58:Feuille1.U58">
            <calcext:condition calcext:apply-style-name="Cellule grisée" calcext:value="formula-is([.T58]=0)" calcext:base-cell-address="Feuille1.U58"/>
            <calcext:condition calcext:apply-style-name="Cellule invalide" calcext:value="formula-is(AND([.T58]&lt;&gt;0;[.U58]=&quot;&quot;))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T58]=0)" calcext:base-cell-address="Feuille1.V58"/>
            <calcext:condition calcext:apply-style-name="Cellule invalide" calcext:value="formula-is(AND([.T58]&lt;&gt;0;[.V58]=&quot;&quot;))" calcext:base-cell-address="Feuille1.V58"/>
          </calcext:conditional-format>
          <calcext:conditional-format calcext:target-range-address="Feuille1.W58:Feuille1.X58">
            <calcext:condition calcext:apply-style-name="Cellule grisée" calcext:value="formula-is([.T58]=0)" calcext:base-cell-address="Feuille1.W58"/>
            <calcext:condition calcext:apply-style-name="Cellule invalide" calcext:value="formula-is(AND([.T58]&lt;&gt;0;[.W58]=&quot;&quot;))" calcext:base-cell-address="Feuille1.W58"/>
          </calcext:conditional-format>
          <calcext:conditional-format calcext:target-range-address="Feuille1.T59:Feuille1.T59">
            <calcext:condition calcext:apply-style-name="Cellule invalide" calcext:value="=&quot;&quot;" calcext:base-cell-address="Feuille1.T59"/>
          </calcext:conditional-format>
          <calcext:conditional-format calcext:target-range-address="Feuille1.U59:Feuille1.U59">
            <calcext:condition calcext:apply-style-name="Cellule grisée" calcext:value="formula-is([.T59]=0)" calcext:base-cell-address="Feuille1.U59"/>
            <calcext:condition calcext:apply-style-name="Cellule invalide" calcext:value="formula-is(AND([.T59]&lt;&gt;0;[.U59]=&quot;&quot;))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T59]=0)" calcext:base-cell-address="Feuille1.V59"/>
            <calcext:condition calcext:apply-style-name="Cellule invalide" calcext:value="formula-is(AND([.T59]&lt;&gt;0;[.V59]=&quot;&quot;))" calcext:base-cell-address="Feuille1.V59"/>
          </calcext:conditional-format>
          <calcext:conditional-format calcext:target-range-address="Feuille1.W59:Feuille1.X59">
            <calcext:condition calcext:apply-style-name="Cellule grisée" calcext:value="formula-is([.T59]=0)" calcext:base-cell-address="Feuille1.W59"/>
            <calcext:condition calcext:apply-style-name="Cellule invalide" calcext:value="formula-is(AND([.T59]&lt;&gt;0;[.W59]=&quot;&quot;))" calcext:base-cell-address="Feuille1.W59"/>
          </calcext:conditional-format>
          <calcext:conditional-format calcext:target-range-address="Feuille1.T60:Feuille1.T60">
            <calcext:condition calcext:apply-style-name="Cellule invalide" calcext:value="=&quot;&quot;" calcext:base-cell-address="Feuille1.T60"/>
          </calcext:conditional-format>
          <calcext:conditional-format calcext:target-range-address="Feuille1.U60:Feuille1.U60">
            <calcext:condition calcext:apply-style-name="Cellule grisée" calcext:value="formula-is([.T60]=0)" calcext:base-cell-address="Feuille1.U60"/>
            <calcext:condition calcext:apply-style-name="Cellule invalide" calcext:value="formula-is(AND([.T60]&lt;&gt;0;[.U60]=&quot;&quot;))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T60]=0)" calcext:base-cell-address="Feuille1.V60"/>
            <calcext:condition calcext:apply-style-name="Cellule invalide" calcext:value="formula-is(AND([.T60]&lt;&gt;0;[.V60]=&quot;&quot;))" calcext:base-cell-address="Feuille1.V60"/>
          </calcext:conditional-format>
          <calcext:conditional-format calcext:target-range-address="Feuille1.W60:Feuille1.X60">
            <calcext:condition calcext:apply-style-name="Cellule grisée" calcext:value="formula-is([.T60]=0)" calcext:base-cell-address="Feuille1.W60"/>
            <calcext:condition calcext:apply-style-name="Cellule invalide" calcext:value="formula-is(AND([.T60]&lt;&gt;0;[.W60]=&quot;&quot;))" calcext:base-cell-address="Feuille1.W60"/>
          </calcext:conditional-format>
          <calcext:conditional-format calcext:target-range-address="Feuille1.T62:Feuille1.T62">
            <calcext:condition calcext:apply-style-name="Cellule invalide" calcext:value="=&quot;&quot;" calcext:base-cell-address="Feuille1.T62"/>
          </calcext:conditional-format>
          <calcext:conditional-format calcext:target-range-address="Feuille1.U62:Feuille1.U62">
            <calcext:condition calcext:apply-style-name="Cellule grisée" calcext:value="formula-is([.T62]=0)" calcext:base-cell-address="Feuille1.U62"/>
            <calcext:condition calcext:apply-style-name="Cellule invalide" calcext:value="formula-is(AND([.T62]&lt;&gt;0;[.U62]=&quot;&quot;))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T62]=0)" calcext:base-cell-address="Feuille1.V62"/>
            <calcext:condition calcext:apply-style-name="Cellule invalide" calcext:value="formula-is(AND([.T62]&lt;&gt;0;[.V62]=&quot;&quot;))" calcext:base-cell-address="Feuille1.V62"/>
          </calcext:conditional-format>
          <calcext:conditional-format calcext:target-range-address="Feuille1.W62:Feuille1.X62">
            <calcext:condition calcext:apply-style-name="Cellule grisée" calcext:value="formula-is([.T62]=0)" calcext:base-cell-address="Feuille1.W62"/>
            <calcext:condition calcext:apply-style-name="Cellule invalide" calcext:value="formula-is(AND([.T62]&lt;&gt;0;[.W62]=&quot;&quot;))" calcext:base-cell-address="Feuille1.W62"/>
          </calcext:conditional-format>
          <calcext:conditional-format calcext:target-range-address="Feuille1.T63:Feuille1.T63">
            <calcext:condition calcext:apply-style-name="Cellule invalide" calcext:value="=&quot;&quot;" calcext:base-cell-address="Feuille1.T63"/>
          </calcext:conditional-format>
          <calcext:conditional-format calcext:target-range-address="Feuille1.U63:Feuille1.U63">
            <calcext:condition calcext:apply-style-name="Cellule grisée" calcext:value="formula-is([.T63]=0)" calcext:base-cell-address="Feuille1.U63"/>
            <calcext:condition calcext:apply-style-name="Cellule invalide" calcext:value="formula-is(AND([.T63]&lt;&gt;0;[.U63]=&quot;&quot;))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T63]=0)" calcext:base-cell-address="Feuille1.V63"/>
            <calcext:condition calcext:apply-style-name="Cellule invalide" calcext:value="formula-is(AND([.T63]&lt;&gt;0;[.V63]=&quot;&quot;))" calcext:base-cell-address="Feuille1.V63"/>
          </calcext:conditional-format>
          <calcext:conditional-format calcext:target-range-address="Feuille1.W63:Feuille1.X63">
            <calcext:condition calcext:apply-style-name="Cellule grisée" calcext:value="formula-is([.T63]=0)" calcext:base-cell-address="Feuille1.W63"/>
            <calcext:condition calcext:apply-style-name="Cellule invalide" calcext:value="formula-is(AND([.T63]&lt;&gt;0;[.W63]=&quot;&quot;))" calcext:base-cell-address="Feuille1.W63"/>
          </calcext:conditional-format>
          <calcext:conditional-format calcext:target-range-address="Feuille1.T64:Feuille1.T64">
            <calcext:condition calcext:apply-style-name="Cellule invalide" calcext:value="=&quot;&quot;" calcext:base-cell-address="Feuille1.T64"/>
          </calcext:conditional-format>
          <calcext:conditional-format calcext:target-range-address="Feuille1.U64:Feuille1.U64">
            <calcext:condition calcext:apply-style-name="Cellule grisée" calcext:value="formula-is([.T64]=0)" calcext:base-cell-address="Feuille1.U64"/>
            <calcext:condition calcext:apply-style-name="Cellule invalide" calcext:value="formula-is(AND([.T64]&lt;&gt;0;[.U64]=&quot;&quot;))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T64]=0)" calcext:base-cell-address="Feuille1.V64"/>
            <calcext:condition calcext:apply-style-name="Cellule invalide" calcext:value="formula-is(AND([.T64]&lt;&gt;0;[.V64]=&quot;&quot;))" calcext:base-cell-address="Feuille1.V64"/>
          </calcext:conditional-format>
          <calcext:conditional-format calcext:target-range-address="Feuille1.W64:Feuille1.X64">
            <calcext:condition calcext:apply-style-name="Cellule grisée" calcext:value="formula-is([.T64]=0)" calcext:base-cell-address="Feuille1.W64"/>
            <calcext:condition calcext:apply-style-name="Cellule invalide" calcext:value="formula-is(AND([.T64]&lt;&gt;0;[.W64]=&quot;&quot;))" calcext:base-cell-address="Feuille1.W64"/>
          </calcext:conditional-format>
          <calcext:conditional-format calcext:target-range-address="Feuille1.T65:Feuille1.T65">
            <calcext:condition calcext:apply-style-name="Cellule invalide" calcext:value="=&quot;&quot;" calcext:base-cell-address="Feuille1.T65"/>
          </calcext:conditional-format>
          <calcext:conditional-format calcext:target-range-address="Feuille1.U65:Feuille1.U65">
            <calcext:condition calcext:apply-style-name="Cellule grisée" calcext:value="formula-is([.T65]=0)" calcext:base-cell-address="Feuille1.U65"/>
            <calcext:condition calcext:apply-style-name="Cellule invalide" calcext:value="formula-is(AND([.T65]&lt;&gt;0;[.U65]=&quot;&quot;))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T65]=0)" calcext:base-cell-address="Feuille1.V65"/>
            <calcext:condition calcext:apply-style-name="Cellule invalide" calcext:value="formula-is(AND([.T65]&lt;&gt;0;[.V65]=&quot;&quot;))" calcext:base-cell-address="Feuille1.V65"/>
          </calcext:conditional-format>
          <calcext:conditional-format calcext:target-range-address="Feuille1.W65:Feuille1.X65">
            <calcext:condition calcext:apply-style-name="Cellule grisée" calcext:value="formula-is([.T65]=0)" calcext:base-cell-address="Feuille1.W65"/>
            <calcext:condition calcext:apply-style-name="Cellule invalide" calcext:value="formula-is(AND([.T65]&lt;&gt;0;[.W65]=&quot;&quot;))" calcext:base-cell-address="Feuille1.W65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U66:Feuille1.U66">
            <calcext:condition calcext:apply-style-name="Cellule grisée" calcext:value="formula-is([.T66]=0)" calcext:base-cell-address="Feuille1.U66"/>
            <calcext:condition calcext:apply-style-name="Cellule invalide" calcext:value="formula-is(AND([.T66]&lt;&gt;0;[.U66]=&quot;&quot;))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T66]=0)" calcext:base-cell-address="Feuille1.V66"/>
            <calcext:condition calcext:apply-style-name="Cellule invalide" calcext:value="formula-is(AND([.T66]&lt;&gt;0;[.V66]=&quot;&quot;))" calcext:base-cell-address="Feuille1.V66"/>
          </calcext:conditional-format>
          <calcext:conditional-format calcext:target-range-address="Feuille1.W66:Feuille1.X66">
            <calcext:condition calcext:apply-style-name="Cellule grisée" calcext:value="formula-is([.T66]=0)" calcext:base-cell-address="Feuille1.W66"/>
            <calcext:condition calcext:apply-style-name="Cellule invalide" calcext:value="formula-is(AND([.T66]&lt;&gt;0;[.W66]=&quot;&quot;))" calcext:base-cell-address="Feuille1.W66"/>
          </calcext:conditional-format>
          <calcext:conditional-format calcext:target-range-address="Feuille1.T68:Feuille1.T68">
            <calcext:condition calcext:apply-style-name="Cellule invalide" calcext:value="=&quot;&quot;" calcext:base-cell-address="Feuille1.T68"/>
          </calcext:conditional-format>
          <calcext:conditional-format calcext:target-range-address="Feuille1.U68:Feuille1.U68">
            <calcext:condition calcext:apply-style-name="Cellule grisée" calcext:value="formula-is([.T68]=0)" calcext:base-cell-address="Feuille1.U68"/>
            <calcext:condition calcext:apply-style-name="Cellule invalide" calcext:value="formula-is(AND([.T68]&lt;&gt;0;[.U68]=&quot;&quot;))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T68]=0)" calcext:base-cell-address="Feuille1.V68"/>
            <calcext:condition calcext:apply-style-name="Cellule invalide" calcext:value="formula-is(AND([.T68]&lt;&gt;0;[.V68]=&quot;&quot;))" calcext:base-cell-address="Feuille1.V68"/>
          </calcext:conditional-format>
          <calcext:conditional-format calcext:target-range-address="Feuille1.W68:Feuille1.X68">
            <calcext:condition calcext:apply-style-name="Cellule grisée" calcext:value="formula-is([.T68]=0)" calcext:base-cell-address="Feuille1.W68"/>
            <calcext:condition calcext:apply-style-name="Cellule invalide" calcext:value="formula-is(AND([.T68]&lt;&gt;0;[.W68]=&quot;&quot;))" calcext:base-cell-address="Feuille1.W68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U69:Feuille1.U69">
            <calcext:condition calcext:apply-style-name="Cellule grisée" calcext:value="formula-is([.T69]=0)" calcext:base-cell-address="Feuille1.U69"/>
            <calcext:condition calcext:apply-style-name="Cellule invalide" calcext:value="formula-is(AND([.T69]&lt;&gt;0;[.U69]=&quot;&quot;))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T69]=0)" calcext:base-cell-address="Feuille1.V69"/>
            <calcext:condition calcext:apply-style-name="Cellule invalide" calcext:value="formula-is(AND([.T69]&lt;&gt;0;[.V69]=&quot;&quot;))" calcext:base-cell-address="Feuille1.V69"/>
          </calcext:conditional-format>
          <calcext:conditional-format calcext:target-range-address="Feuille1.W69:Feuille1.X69">
            <calcext:condition calcext:apply-style-name="Cellule grisée" calcext:value="formula-is([.T69]=0)" calcext:base-cell-address="Feuille1.W69"/>
            <calcext:condition calcext:apply-style-name="Cellule invalide" calcext:value="formula-is(AND([.T69]&lt;&gt;0;[.W69]=&quot;&quot;))" calcext:base-cell-address="Feuille1.W69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H26:Feuille1.I26">
            <calcext:condition calcext:apply-style-name="Cellule invalide" calcext:value="=&quot;&quot;" calcext:base-cell-address="Feuille1.H26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N19:Feuille1.N19 Feuille1.R19:Feuille1.S19 Feuille1.A19:Feuille1.F19 Feuille1.K19:Feuille1.L19">
            <calcext:condition calcext:apply-style-name="Cellule invalide" calcext:value="=&quot;&quot;" calcext:base-cell-address="Feuille1.A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O19:Feuille1.O19">
            <calcext:condition calcext:apply-style-name="Cellule grisée" calcext:value="formula-is(#REF!=1)" calcext:base-cell-address="Feuille1.O19"/>
            <calcext:condition calcext:apply-style-name="Cellule invalide" calcext:value="formula-is(AND(#REF!&gt;1;#REF!=&quot;&quot;))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grisée" calcext:value="formula-is([.T19]=0)" calcext:base-cell-address="Feuille1.U19"/>
            <calcext:condition calcext:apply-style-name="Cellule invalide" calcext:value="formula-is(AND([.T19]&lt;&gt;0;[.U19]=&quot;&quot;))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T19]=0)" calcext:base-cell-address="Feuille1.V19"/>
            <calcext:condition calcext:apply-style-name="Cellule invalide" calcext:value="formula-is(AND([.T19]&lt;&gt;0;[.V19]=&quot;&quot;))" calcext:base-cell-address="Feuille1.V19"/>
          </calcext:conditional-format>
          <calcext:conditional-format calcext:target-range-address="Feuille1.W19:Feuille1.X19">
            <calcext:condition calcext:apply-style-name="Cellule grisée" calcext:value="formula-is([.T19]=0)" calcext:base-cell-address="Feuille1.W19"/>
            <calcext:condition calcext:apply-style-name="Cellule invalide" calcext:value="formula-is(AND([.T19]&lt;&gt;0;[.W19]=&quot;&quot;))" calcext:base-cell-address="Feuille1.W19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N20:Feuille1.N20 Feuille1.R20:Feuille1.S20 Feuille1.C20:Feuille1.F20 Feuille1.K20:Feuille1.L20">
            <calcext:condition calcext:apply-style-name="Cellule invalide" calcext:value="=&quot;&quot;" calcext:base-cell-address="Feuille1.C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O20:Feuille1.O20">
            <calcext:condition calcext:apply-style-name="Cellule grisée" calcext:value="formula-is(#REF!=1)" calcext:base-cell-address="Feuille1.O20"/>
            <calcext:condition calcext:apply-style-name="Cellule invalide" calcext:value="formula-is(AND(#REF!&gt;1;#REF!=&quot;&quot;))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grisée" calcext:value="formula-is([.T20]=0)" calcext:base-cell-address="Feuille1.U20"/>
            <calcext:condition calcext:apply-style-name="Cellule invalide" calcext:value="formula-is(AND([.T20]&lt;&gt;0;[.U20]=&quot;&quot;))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T20]=0)" calcext:base-cell-address="Feuille1.V20"/>
            <calcext:condition calcext:apply-style-name="Cellule invalide" calcext:value="formula-is(AND([.T20]&lt;&gt;0;[.V20]=&quot;&quot;))" calcext:base-cell-address="Feuille1.V20"/>
          </calcext:conditional-format>
          <calcext:conditional-format calcext:target-range-address="Feuille1.W20:Feuille1.X20">
            <calcext:condition calcext:apply-style-name="Cellule grisée" calcext:value="formula-is([.T20]=0)" calcext:base-cell-address="Feuille1.W20"/>
            <calcext:condition calcext:apply-style-name="Cellule invalide" calcext:value="formula-is(AND([.T20]&lt;&gt;0;[.W20]=&quot;&quot;))" calcext:base-cell-address="Feuille1.W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H27:Feuille1.I27">
            <calcext:condition calcext:apply-style-name="Cellule invalide" calcext:value="=&quot;&quot;" calcext:base-cell-address="Feuille1.H27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K42:Feuille1.K42">
            <calcext:condition calcext:apply-style-name="Cellule invalide" calcext:value="=&quot;&quot;" calcext:base-cell-address="Feuille1.K42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3:Feuille1.G43">
            <calcext:condition calcext:apply-style-name="Cellule grisée" calcext:value="formula-is([.F43]=0)" calcext:base-cell-address="Feuille1.G43"/>
            <calcext:condition calcext:apply-style-name="Cellule invalide" calcext:value="formula-is(AND([.F43]&lt;&gt;0;[.G43]=&quot;&quot;))" calcext:base-cell-address="Feuille1.G43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G50:Feuille1.G50">
            <calcext:condition calcext:apply-style-name="Cellule grisée" calcext:value="formula-is([.F50]=0)" calcext:base-cell-address="Feuille1.G50"/>
            <calcext:condition calcext:apply-style-name="Cellule invalide" calcext:value="formula-is(AND([.F50]&lt;&gt;0;[.G50]=&quot;&quot;))" calcext:base-cell-address="Feuille1.G50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6:Feuille1.H56">
            <calcext:condition calcext:apply-style-name="Cellule invalide" calcext:value="=&quot;&quot;" calcext:base-cell-address="Feuille1.H56"/>
          </calcext:conditional-format>
          <calcext:conditional-format calcext:target-range-address="Feuille1.I56:Feuille1.I56">
            <calcext:condition calcext:apply-style-name="Cellule invalide" calcext:value="=&quot;&quot;" calcext:base-cell-address="Feuille1.I56"/>
          </calcext:conditional-format>
          <calcext:conditional-format calcext:target-range-address="Feuille1.H57:Feuille1.I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59:Feuille1.G59">
            <calcext:condition calcext:apply-style-name="Cellule grisée" calcext:value="formula-is([.F59]=0)" calcext:base-cell-address="Feuille1.G59"/>
            <calcext:condition calcext:apply-style-name="Cellule invalide" calcext:value="formula-is(AND([.F59]&lt;&gt;0;[.G59]=&quot;&quot;))" calcext:base-cell-address="Feuille1.G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H68:Feuille1.H68">
            <calcext:condition calcext:apply-style-name="Cellule invalide" calcext:value="=&quot;&quot;" calcext:base-cell-address="Feuille1.H68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Q65:Feuille1.Q65">
            <calcext:condition calcext:apply-style-name="Cellule grisée" calcext:value="formula-is(#REF!=1)" calcext:base-cell-address="Feuille1.Q65"/>
            <calcext:condition calcext:apply-style-name="Cellule invalide" calcext:value="formula-is(AND(#REF!&gt;1;#REF!=&quot;&quot;))" calcext:base-cell-address="Feuille1.Q65"/>
          </calcext:conditional-format>
          <calcext:conditional-format calcext:target-range-address="Feuille1.S65:Feuille1.S65">
            <calcext:condition calcext:apply-style-name="Cellule invalide" calcext:value="=&quot;&quot;" calcext:base-cell-address="Feuille1.S65"/>
          </calcext:conditional-format>
          <calcext:conditional-format calcext:target-range-address="Feuille1.I68:Feuille1.I68">
            <calcext:condition calcext:apply-style-name="Cellule invalide" calcext:value="=&quot;&quot;" calcext:base-cell-address="Feuille1.I68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5:Feuille1.J5">
            <calcext:condition calcext:apply-style-name="Cellule invalide" calcext:value="=&quot;&quot;" calcext:base-cell-address="Feuille1.J5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A70:Feuille1.F70">
            <calcext:condition calcext:apply-style-name="Cellule invalide" calcext:value="=&quot;&quot;" calcext:base-cell-address="Feuille1.A70"/>
          </calcext:conditional-format>
          <calcext:conditional-format calcext:target-range-address="Feuille1.U70:Feuille1.U70">
            <calcext:condition calcext:apply-style-name="Cellule grisée" calcext:value="formula-is([.T70]=0)" calcext:base-cell-address="Feuille1.U70"/>
            <calcext:condition calcext:apply-style-name="Cellule invalide" calcext:value="formula-is(AND([.T70]&lt;&gt;0;[.U70]=&quot;&quot;))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T70]=0)" calcext:base-cell-address="Feuille1.V70"/>
            <calcext:condition calcext:apply-style-name="Cellule invalide" calcext:value="formula-is(AND([.T70]&lt;&gt;0;[.V70]=&quot;&quot;))" calcext:base-cell-address="Feuille1.V70"/>
          </calcext:conditional-format>
          <calcext:conditional-format calcext:target-range-address="Feuille1.W70:Feuille1.X70">
            <calcext:condition calcext:apply-style-name="Cellule grisée" calcext:value="formula-is([.T70]=0)" calcext:base-cell-address="Feuille1.W70"/>
            <calcext:condition calcext:apply-style-name="Cellule invalide" calcext:value="formula-is(AND([.T70]&lt;&gt;0;[.W70]=&quot;&quot;))" calcext:base-cell-address="Feuille1.W70"/>
          </calcext:conditional-format>
          <calcext:conditional-format calcext:target-range-address="Feuille1.K70:Feuille1.L70 Feuille1.N70:Feuille1.N70 Feuille1.R70:Feuille1.R70">
            <calcext:condition calcext:apply-style-name="Cellule invalide" calcext:value="=&quot;&quot;" calcext:base-cell-address="Feuille1.K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O70:Feuille1.O70">
            <calcext:condition calcext:apply-style-name="Cellule grisée" calcext:value="formula-is(#REF!=1)" calcext:base-cell-address="Feuille1.O70"/>
            <calcext:condition calcext:apply-style-name="Cellule invalide" calcext:value="formula-is(AND(#REF!&gt;1;#REF!=&quot;&quot;))" calcext:base-cell-address="Feuille1.O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H70:Feuille1.H70">
            <calcext:condition calcext:apply-style-name="Cellule invalide" calcext:value="=&quot;&quot;" calcext:base-cell-address="Feuille1.H70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I70:Feuille1.I70">
            <calcext:condition calcext:apply-style-name="Cellule invalide" calcext:value="=&quot;&quot;" calcext:base-cell-address="Feuille1.I70"/>
          </calcext:conditional-format>
          <calcext:conditional-format calcext:target-range-address="Feuille1.S70:Feuille1.S70">
            <calcext:condition calcext:apply-style-name="Cellule invalide" calcext:value="=&quot;&quot;" calcext:base-cell-address="Feuille1.S7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21:28:19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8T21:28:29.283000000</dc:date>
    <meta:generator>LibreOffice/5.4.4.2$Windows_X86_64 LibreOffice_project/2524958677847fb3bb44820e40380acbe820f960</meta:generator>
    <meta:editing-duration>PT5H9M25S</meta:editing-duration>
    <meta:editing-cycles>355</meta:editing-cycles>
    <meta:document-statistic meta:table-count="1" meta:cell-count="1343" meta:object-count="0"/>
  </office:meta>
</office:document-meta>
</file>